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75in" style:rel-width="100%" fo:margin-left="0.0035in" fo:margin-top="0in" fo:margin-bottom="0in" table:align="left" style:writing-mode="page"/>
    </style:style>
    <style:style style:name="Table1.A" style:family="table-column">
      <style:table-column-properties style:column-width="1.6875in" style:rel-column-width="16383*"/>
    </style:style>
    <style:style style:name="Table1.B" style:family="table-column">
      <style:table-column-properties style:column-width="1.6875in" style:rel-column-width="16384*"/>
    </style:style>
    <style:style style:name="Table1.D" style:family="table-column">
      <style:table-column-properties style:column-width="1.6875in" style:rel-column-width="1638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75in" style:rel-width="100%" fo:margin-left="0.0035in" fo:margin-top="0in" fo:margin-bottom="0in" table:align="left" style:writing-mode="page"/>
    </style:style>
    <style:style style:name="Table2.A" style:family="table-column">
      <style:table-column-properties style:column-width="2.25in" style:rel-column-width="21845*"/>
    </style:style>
    <style:style style:name="Table2.B" style:family="table-column">
      <style:table-column-properties style:column-width="2.25in" style:rel-column-width="21847*"/>
    </style:style>
    <style:style style:name="Table2.C" style:family="table-column">
      <style:table-column-properties style:column-width="2.25in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B6" style:family="table-cell">
      <style:table-cell-properties fo:padding-left="0.075in" fo:padding-right="0.075in" fo:padding-top="0in" fo:padding-bottom="0in" fo:border="0.5pt solid #000000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75in" style:rel-width="100%" fo:margin-left="0.0035in" fo:margin-top="0in" fo:margin-bottom="0in" table:align="left" style:writing-mode="page"/>
    </style:style>
    <style:style style:name="Table3.A" style:family="table-column">
      <style:table-column-properties style:column-width="3.37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75in" style:rel-width="100%" fo:margin-left="0.0035in" fo:margin-top="0in" fo:margin-bottom="0in" table:align="left" style:writing-mode="page"/>
    </style:style>
    <style:style style:name="Table4.A" style:family="table-column">
      <style:table-column-properties style:column-width="2.25in" style:rel-column-width="21845*"/>
    </style:style>
    <style:style style:name="Table4.B" style:family="table-column">
      <style:table-column-properties style:column-width="2.25in" style:rel-column-width="21847*"/>
    </style:style>
    <style:style style:name="Table4.C" style:family="table-column">
      <style:table-column-properties style:column-width="2.25in" style:rel-column-width="2184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C2" style:family="table-cell">
      <style:table-cell-properties fo:padding-left="0.075in" fo:padding-right="0.075in" fo:padding-top="0in" fo:padding-bottom="0in" fo:border="0.5pt solid #000000"/>
    </style:style>
    <style:style style:name="Table4.A3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="0.5pt solid #000000"/>
    </style:style>
    <style:style style:name="Table4.C3" style:family="table-cell">
      <style:table-cell-properties fo:padding-left="0.075in" fo:padding-right="0.075in" fo:padding-top="0in" fo:padding-bottom="0in" fo:border="0.5pt solid #000000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="0.5pt solid #000000"/>
    </style:style>
    <style:style style:name="Table4.C6" style:family="table-cell">
      <style:table-cell-properties fo:padding-left="0.075in" fo:padding-right="0.075in" fo:padding-top="0in" fo:padding-bottom="0in" fo:border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A8" style:family="table-cell">
      <style:table-cell-properties fo:padding-left="0.075in" fo:padding-right="0.075in" fo:padding-top="0in" fo:padding-bottom="0in" fo:border="0.5pt solid #000000"/>
    </style:style>
    <style:style style:name="Table4.B8" style:family="table-cell">
      <style:table-cell-properties fo:padding-left="0.075in" fo:padding-right="0.075in" fo:padding-top="0in" fo:padding-bottom="0in" fo:border="0.5pt solid #000000"/>
    </style:style>
    <style:style style:name="Table4.C8" style:family="table-cell">
      <style:table-cell-properties fo:padding-left="0.075in" fo:padding-right="0.075in" fo:padding-top="0in" fo:padding-bottom="0in" fo:border="0.5pt solid #000000"/>
    </style:style>
    <style:style style:name="Table4.A9" style:family="table-cell">
      <style:table-cell-properties fo:padding-left="0.075in" fo:padding-right="0.075in" fo:padding-top="0in" fo:padding-bottom="0in" fo:border="0.5pt solid #000000"/>
    </style:style>
    <style:style style:name="Table4.B9" style:family="table-cell">
      <style:table-cell-properties fo:padding-left="0.075in" fo:padding-right="0.075in" fo:padding-top="0in" fo:padding-bottom="0in" fo:border="0.5pt solid #000000"/>
    </style:style>
    <style:style style:name="Table4.C9" style:family="table-cell">
      <style:table-cell-properties fo:padding-left="0.075in" fo:padding-right="0.075in" fo:padding-top="0in" fo:padding-bottom="0in" fo:border="0.5pt solid #000000"/>
    </style:style>
    <style:style style:name="Table4.A10" style:family="table-cell">
      <style:table-cell-properties fo:padding-left="0.075in" fo:padding-right="0.075in" fo:padding-top="0in" fo:padding-bottom="0in" fo:border="0.5pt solid #000000"/>
    </style:style>
    <style:style style:name="Table4.B10" style:family="table-cell">
      <style:table-cell-properties fo:padding-left="0.075in" fo:padding-right="0.075in" fo:padding-top="0in" fo:padding-bottom="0in" fo:border="0.5pt solid #000000"/>
    </style:style>
    <style:style style:name="Table4.C10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75in" style:rel-width="100%" fo:margin-left="0.0035in" fo:margin-top="0in" fo:margin-bottom="0in" table:align="left" style:writing-mode="page"/>
    </style:style>
    <style:style style:name="Table5.A" style:family="table-column">
      <style:table-column-properties style:column-width="3.37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5.A3" style:family="table-cell">
      <style:table-cell-properties fo:padding-left="0.075in" fo:padding-right="0.075in" fo:padding-top="0in" fo:padding-bottom="0in" fo:border="0.5pt solid #000000"/>
    </style:style>
    <style:style style:name="Table5.B3" style:family="table-cell">
      <style:table-cell-properties fo:padding-left="0.075in" fo:padding-right="0.075in" fo:padding-top="0in" fo:padding-bottom="0in" fo:border="0.5pt solid #000000"/>
    </style:style>
    <style:style style:name="Table5.A4" style:family="table-cell">
      <style:table-cell-properties fo:padding-left="0.075in" fo:padding-right="0.075in" fo:padding-top="0in" fo:padding-bottom="0in" fo:border="0.5pt solid #000000"/>
    </style:style>
    <style:style style:name="Table5.B4" style:family="table-cell">
      <style:table-cell-properties fo:padding-left="0.075in" fo:padding-right="0.075in" fo:padding-top="0in" fo:padding-bottom="0in" fo:border="0.5pt solid #000000"/>
    </style:style>
    <style:style style:name="Table5.A5" style:family="table-cell">
      <style:table-cell-properties fo:padding-left="0.075in" fo:padding-right="0.075in" fo:padding-top="0in" fo:padding-bottom="0in" fo:border="0.5pt solid #000000"/>
    </style:style>
    <style:style style:name="Table5.B5" style:family="table-cell">
      <style:table-cell-properties fo:padding-left="0.075in" fo:padding-right="0.075in" fo:padding-top="0in" fo:padding-bottom="0in" fo:border="0.5pt solid #000000"/>
    </style:style>
    <style:style style:name="Table5.A6" style:family="table-cell">
      <style:table-cell-properties fo:padding-left="0.075in" fo:padding-right="0.075in" fo:padding-top="0in" fo:padding-bottom="0in" fo:border="0.5pt solid #000000"/>
    </style:style>
    <style:style style:name="Table5.B6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75in" style:rel-width="100%" fo:margin-left="0.0035in" fo:margin-top="0in" fo:margin-bottom="0in" table:align="left" style:writing-mode="page"/>
    </style:style>
    <style:style style:name="Table6.A" style:family="table-column">
      <style:table-column-properties style:column-width="1.6875in" style:rel-column-width="16383*"/>
    </style:style>
    <style:style style:name="Table6.B" style:family="table-column">
      <style:table-column-properties style:column-width="1.6875in" style:rel-column-width="16384*"/>
    </style:style>
    <style:style style:name="Table6.D" style:family="table-column">
      <style:table-column-properties style:column-width="1.6875in" style:rel-column-width="16381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6.C2" style:family="table-cell">
      <style:table-cell-properties fo:padding-left="0.075in" fo:padding-right="0.075in" fo:padding-top="0in" fo:padding-bottom="0in" fo:border="0.5pt solid #000000"/>
    </style:style>
    <style:style style:name="Table6.D2" style:family="table-cell">
      <style:table-cell-properties fo:padding-left="0.075in" fo:padding-right="0.075in" fo:padding-top="0in" fo:padding-bottom="0in" fo:border="0.5pt solid #000000"/>
    </style:style>
    <style:style style:name="Table6.A3" style:family="table-cell">
      <style:table-cell-properties fo:padding-left="0.075in" fo:padding-right="0.075in" fo:padding-top="0in" fo:padding-bottom="0in" fo:border="0.5pt solid #000000"/>
    </style:style>
    <style:style style:name="Table6.B3" style:family="table-cell">
      <style:table-cell-properties fo:padding-left="0.075in" fo:padding-right="0.075in" fo:padding-top="0in" fo:padding-bottom="0in" fo:border="0.5pt solid #000000"/>
    </style:style>
    <style:style style:name="Table6.C3" style:family="table-cell">
      <style:table-cell-properties fo:padding-left="0.075in" fo:padding-right="0.075in" fo:padding-top="0in" fo:padding-bottom="0in" fo:border="0.5pt solid #000000"/>
    </style:style>
    <style:style style:name="Table6.D3" style:family="table-cell">
      <style:table-cell-properties fo:padding-left="0.075in" fo:padding-right="0.075in" fo:padding-top="0in" fo:padding-bottom="0in" fo:border="0.5pt solid #000000"/>
    </style:style>
    <style:style style:name="Table6.A4" style:family="table-cell">
      <style:table-cell-properties fo:padding-left="0.075in" fo:padding-right="0.075in" fo:padding-top="0in" fo:padding-bottom="0in" fo:border="0.5pt solid #000000"/>
    </style:style>
    <style:style style:name="Table6.B4" style:family="table-cell">
      <style:table-cell-properties fo:padding-left="0.075in" fo:padding-right="0.075in" fo:padding-top="0in" fo:padding-bottom="0in" fo:border="0.5pt solid #000000"/>
    </style:style>
    <style:style style:name="Table6.C4" style:family="table-cell">
      <style:table-cell-properties fo:padding-left="0.075in" fo:padding-right="0.075in" fo:padding-top="0in" fo:padding-bottom="0in" fo:border="0.5pt solid #000000"/>
    </style:style>
    <style:style style:name="Table6.D4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75in" style:rel-width="100%" fo:margin-left="0.0035in" fo:margin-top="0in" fo:margin-bottom="0in" table:align="left" style:writing-mode="page"/>
    </style:style>
    <style:style style:name="Table7.A" style:family="table-column">
      <style:table-column-properties style:column-width="2.25in" style:rel-column-width="21845*"/>
    </style:style>
    <style:style style:name="Table7.B" style:family="table-column">
      <style:table-column-properties style:column-width="2.25in" style:rel-column-width="21847*"/>
    </style:style>
    <style:style style:name="Table7.C" style:family="table-column">
      <style:table-column-properties style:column-width="2.25in" style:rel-column-width="21843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="0.5pt solid #000000"/>
    </style:style>
    <style:style style:name="Table7.C2" style:family="table-cell">
      <style:table-cell-properties fo:padding-left="0.075in" fo:padding-right="0.075in" fo:padding-top="0in" fo:padding-bottom="0in" fo:border="0.5pt solid #000000"/>
    </style:style>
    <style:style style:name="Table7.A3" style:family="table-cell">
      <style:table-cell-properties fo:padding-left="0.075in" fo:padding-right="0.075in" fo:padding-top="0in" fo:padding-bottom="0in" fo:border="0.5pt solid #000000"/>
    </style:style>
    <style:style style:name="Table7.B3" style:family="table-cell">
      <style:table-cell-properties fo:padding-left="0.075in" fo:padding-right="0.075in" fo:padding-top="0in" fo:padding-bottom="0in" fo:border="0.5pt solid #000000"/>
    </style:style>
    <style:style style:name="Table7.C3" style:family="table-cell">
      <style:table-cell-properties fo:padding-left="0.075in" fo:padding-right="0.075in" fo:padding-top="0in" fo:padding-bottom="0in" fo:border="0.5pt solid #000000"/>
    </style:style>
    <style:style style:name="Table7.A4" style:family="table-cell">
      <style:table-cell-properties fo:padding-left="0.075in" fo:padding-right="0.075in" fo:padding-top="0in" fo:padding-bottom="0in" fo:border="0.5pt solid #000000"/>
    </style:style>
    <style:style style:name="Table7.B4" style:family="table-cell">
      <style:table-cell-properties fo:padding-left="0.075in" fo:padding-right="0.075in" fo:padding-top="0in" fo:padding-bottom="0in" fo:border="0.5pt solid #000000"/>
    </style:style>
    <style:style style:name="Table7.C4" style:family="table-cell">
      <style:table-cell-properties fo:padding-left="0.075in" fo:padding-right="0.075in" fo:padding-top="0in" fo:padding-bottom="0in" fo:border="0.5pt solid #000000"/>
    </style:style>
    <style:style style:name="Table7.A5" style:family="table-cell">
      <style:table-cell-properties fo:padding-left="0.075in" fo:padding-right="0.075in" fo:padding-top="0in" fo:padding-bottom="0in" fo:border="0.5pt solid #000000"/>
    </style:style>
    <style:style style:name="Table7.B5" style:family="table-cell">
      <style:table-cell-properties fo:padding-left="0.075in" fo:padding-right="0.075in" fo:padding-top="0in" fo:padding-bottom="0in" fo:border="0.5pt solid #000000"/>
    </style:style>
    <style:style style:name="Table7.C5" style:family="table-cell">
      <style:table-cell-properties fo:padding-left="0.075in" fo:padding-right="0.075in" fo:padding-top="0in" fo:padding-bottom="0in" fo:border="0.5pt solid #000000"/>
    </style:style>
    <style:style style:name="Table7.A6" style:family="table-cell">
      <style:table-cell-properties fo:padding-left="0.075in" fo:padding-right="0.075in" fo:padding-top="0in" fo:padding-bottom="0in" fo:border="0.5pt solid #000000"/>
    </style:style>
    <style:style style:name="Table7.B6" style:family="table-cell">
      <style:table-cell-properties fo:padding-left="0.075in" fo:padding-right="0.075in" fo:padding-top="0in" fo:padding-bottom="0in" fo:border="0.5pt solid #000000"/>
    </style:style>
    <style:style style:name="Table7.C6" style:family="table-cell">
      <style:table-cell-properties fo:padding-left="0.075in" fo:padding-right="0.075in" fo:padding-top="0in" fo:padding-bottom="0in" fo:border="0.5pt solid #000000"/>
    </style:style>
    <style:style style:name="Table7.A7" style:family="table-cell">
      <style:table-cell-properties fo:padding-left="0.075in" fo:padding-right="0.075in" fo:padding-top="0in" fo:padding-bottom="0in" fo:border="0.5pt solid #000000"/>
    </style:style>
    <style:style style:name="Table7.B7" style:family="table-cell">
      <style:table-cell-properties fo:padding-left="0.075in" fo:padding-right="0.075in" fo:padding-top="0in" fo:padding-bottom="0in" fo:border="0.5pt solid #000000"/>
    </style:style>
    <style:style style:name="Table7.C7" style:family="table-cell">
      <style:table-cell-properties fo:padding-left="0.075in" fo:padding-right="0.075in" fo:padding-top="0in" fo:padding-bottom="0in" fo:border="0.5pt solid #000000"/>
    </style:style>
    <style:style style:name="Table7.A8" style:family="table-cell">
      <style:table-cell-properties fo:padding-left="0.075in" fo:padding-right="0.075in" fo:padding-top="0in" fo:padding-bottom="0in" fo:border="0.5pt solid #000000"/>
    </style:style>
    <style:style style:name="Table7.B8" style:family="table-cell">
      <style:table-cell-properties fo:padding-left="0.075in" fo:padding-right="0.075in" fo:padding-top="0in" fo:padding-bottom="0in" fo:border="0.5pt solid #000000"/>
    </style:style>
    <style:style style:name="Table7.C8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75in" style:rel-width="100%" fo:margin-left="0.0035in" fo:margin-top="0in" fo:margin-bottom="0in" table:align="left" style:writing-mode="page"/>
    </style:style>
    <style:style style:name="Table8.A" style:family="table-column">
      <style:table-column-properties style:column-width="1.6875in" style:rel-column-width="16383*"/>
    </style:style>
    <style:style style:name="Table8.B" style:family="table-column">
      <style:table-column-properties style:column-width="1.6875in" style:rel-column-width="16384*"/>
    </style:style>
    <style:style style:name="Table8.D" style:family="table-column">
      <style:table-column-properties style:column-width="1.6875in" style:rel-column-width="16381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="0.5pt solid #000000"/>
    </style:style>
    <style:style style:name="Table8.C2" style:family="table-cell">
      <style:table-cell-properties fo:padding-left="0.075in" fo:padding-right="0.075in" fo:padding-top="0in" fo:padding-bottom="0in" fo:border="0.5pt solid #000000"/>
    </style:style>
    <style:style style:name="Table8.D2" style:family="table-cell">
      <style:table-cell-properties fo:padding-left="0.075in" fo:padding-right="0.075in" fo:padding-top="0in" fo:padding-bottom="0in" fo:border="0.5pt solid #000000"/>
    </style:style>
    <style:style style:name="Table8.A3" style:family="table-cell">
      <style:table-cell-properties fo:padding-left="0.075in" fo:padding-right="0.075in" fo:padding-top="0in" fo:padding-bottom="0in" fo:border="0.5pt solid #000000"/>
    </style:style>
    <style:style style:name="Table8.B3" style:family="table-cell">
      <style:table-cell-properties fo:padding-left="0.075in" fo:padding-right="0.075in" fo:padding-top="0in" fo:padding-bottom="0in" fo:border="0.5pt solid #000000"/>
    </style:style>
    <style:style style:name="Table8.C3" style:family="table-cell">
      <style:table-cell-properties fo:padding-left="0.075in" fo:padding-right="0.075in" fo:padding-top="0in" fo:padding-bottom="0in" fo:border="0.5pt solid #000000"/>
    </style:style>
    <style:style style:name="Table8.D3" style:family="table-cell">
      <style:table-cell-properties fo:padding-left="0.075in" fo:padding-right="0.075in" fo:padding-top="0in" fo:padding-bottom="0in" fo:border="0.5pt solid #000000"/>
    </style:style>
    <style:style style:name="Table8.A4" style:family="table-cell">
      <style:table-cell-properties fo:padding-left="0.075in" fo:padding-right="0.075in" fo:padding-top="0in" fo:padding-bottom="0in" fo:border="0.5pt solid #000000"/>
    </style:style>
    <style:style style:name="Table8.B4" style:family="table-cell">
      <style:table-cell-properties fo:padding-left="0.075in" fo:padding-right="0.075in" fo:padding-top="0in" fo:padding-bottom="0in" fo:border="0.5pt solid #000000"/>
    </style:style>
    <style:style style:name="Table8.C4" style:family="table-cell">
      <style:table-cell-properties fo:padding-left="0.075in" fo:padding-right="0.075in" fo:padding-top="0in" fo:padding-bottom="0in" fo:border="0.5pt solid #000000"/>
    </style:style>
    <style:style style:name="Table8.D4" style:family="table-cell">
      <style:table-cell-properties fo:padding-left="0.075in" fo:padding-right="0.075in" fo:padding-top="0in" fo:padding-bottom="0in" fo:border="0.5pt solid #000000"/>
    </style:style>
    <style:style style:name="Table8.A5" style:family="table-cell">
      <style:table-cell-properties fo:padding-left="0.075in" fo:padding-right="0.075in" fo:padding-top="0in" fo:padding-bottom="0in" fo:border="0.5pt solid #000000"/>
    </style:style>
    <style:style style:name="Table8.B5" style:family="table-cell">
      <style:table-cell-properties fo:padding-left="0.075in" fo:padding-right="0.075in" fo:padding-top="0in" fo:padding-bottom="0in" fo:border="0.5pt solid #000000"/>
    </style:style>
    <style:style style:name="Table8.C5" style:family="table-cell">
      <style:table-cell-properties fo:padding-left="0.075in" fo:padding-right="0.075in" fo:padding-top="0in" fo:padding-bottom="0in" fo:border="0.5pt solid #000000"/>
    </style:style>
    <style:style style:name="Table8.D5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6.75in" style:rel-width="100%" fo:margin-left="0.0035in" fo:margin-top="0in" fo:margin-bottom="0in" table:align="left" style:writing-mode="page"/>
    </style:style>
    <style:style style:name="Table9.A" style:family="table-column">
      <style:table-column-properties style:column-width="2.25in" style:rel-column-width="21845*"/>
    </style:style>
    <style:style style:name="Table9.B" style:family="table-column">
      <style:table-column-properties style:column-width="2.25in" style:rel-column-width="21847*"/>
    </style:style>
    <style:style style:name="Table9.C" style:family="table-column">
      <style:table-column-properties style:column-width="2.25in" style:rel-column-width="21843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/>
    </style:style>
    <style:style style:name="Table9.B2" style:family="table-cell">
      <style:table-cell-properties fo:padding-left="0.075in" fo:padding-right="0.075in" fo:padding-top="0in" fo:padding-bottom="0in" fo:border="0.5pt solid #000000"/>
    </style:style>
    <style:style style:name="Table9.C2" style:family="table-cell">
      <style:table-cell-properties fo:padding-left="0.075in" fo:padding-right="0.075in" fo:padding-top="0in" fo:padding-bottom="0in" fo:border="0.5pt solid #000000"/>
    </style:style>
    <style:style style:name="Table9.A3" style:family="table-cell">
      <style:table-cell-properties fo:padding-left="0.075in" fo:padding-right="0.075in" fo:padding-top="0in" fo:padding-bottom="0in" fo:border="0.5pt solid #000000"/>
    </style:style>
    <style:style style:name="Table9.B3" style:family="table-cell">
      <style:table-cell-properties fo:padding-left="0.075in" fo:padding-right="0.075in" fo:padding-top="0in" fo:padding-bottom="0in" fo:border="0.5pt solid #000000"/>
    </style:style>
    <style:style style:name="Table9.C3" style:family="table-cell">
      <style:table-cell-properties fo:padding-left="0.075in" fo:padding-right="0.075in" fo:padding-top="0in" fo:padding-bottom="0in" fo:border="0.5pt solid #000000"/>
    </style:style>
    <style:style style:name="Table9.A4" style:family="table-cell">
      <style:table-cell-properties fo:padding-left="0.075in" fo:padding-right="0.075in" fo:padding-top="0in" fo:padding-bottom="0in" fo:border="0.5pt solid #000000"/>
    </style:style>
    <style:style style:name="Table9.B4" style:family="table-cell">
      <style:table-cell-properties fo:padding-left="0.075in" fo:padding-right="0.075in" fo:padding-top="0in" fo:padding-bottom="0in" fo:border="0.5pt solid #000000"/>
    </style:style>
    <style:style style:name="Table9.C4" style:family="table-cell">
      <style:table-cell-properties fo:padding-left="0.075in" fo:padding-right="0.075in" fo:padding-top="0in" fo:padding-bottom="0in" fo:border="0.5pt solid #000000"/>
    </style:style>
    <style:style style:name="Table9.A5" style:family="table-cell">
      <style:table-cell-properties fo:padding-left="0.075in" fo:padding-right="0.075in" fo:padding-top="0in" fo:padding-bottom="0in" fo:border="0.5pt solid #000000"/>
    </style:style>
    <style:style style:name="Table9.B5" style:family="table-cell">
      <style:table-cell-properties fo:padding-left="0.075in" fo:padding-right="0.075in" fo:padding-top="0in" fo:padding-bottom="0in" fo:border="0.5pt solid #000000"/>
    </style:style>
    <style:style style:name="Table9.C5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6.75in" style:rel-width="100%" fo:margin-left="0.0035in" fo:margin-top="0in" fo:margin-bottom="0in" table:align="left" style:writing-mode="page"/>
    </style:style>
    <style:style style:name="Table10.A" style:family="table-column">
      <style:table-column-properties style:column-width="2.25in" style:rel-column-width="21845*"/>
    </style:style>
    <style:style style:name="Table10.B" style:family="table-column">
      <style:table-column-properties style:column-width="2.25in" style:rel-column-width="21847*"/>
    </style:style>
    <style:style style:name="Table10.C" style:family="table-column">
      <style:table-column-properties style:column-width="2.25in" style:rel-column-width="21843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4f6ef7" fo:padding-left="0.075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0.5pt solid #000000"/>
    </style:style>
    <style:style style:name="Table10.B2" style:family="table-cell">
      <style:table-cell-properties fo:padding-left="0.075in" fo:padding-right="0.075in" fo:padding-top="0in" fo:padding-bottom="0in" fo:border="0.5pt solid #000000"/>
    </style:style>
    <style:style style:name="Table10.C2" style:family="table-cell">
      <style:table-cell-properties fo:padding-left="0.075in" fo:padding-right="0.075in" fo:padding-top="0in" fo:padding-bottom="0in" fo:border="0.5pt solid #000000"/>
    </style:style>
    <style:style style:name="Table10.A3" style:family="table-cell">
      <style:table-cell-properties fo:padding-left="0.075in" fo:padding-right="0.075in" fo:padding-top="0in" fo:padding-bottom="0in" fo:border="0.5pt solid #000000"/>
    </style:style>
    <style:style style:name="Table10.B3" style:family="table-cell">
      <style:table-cell-properties fo:padding-left="0.075in" fo:padding-right="0.075in" fo:padding-top="0in" fo:padding-bottom="0in" fo:border="0.5pt solid #000000"/>
    </style:style>
    <style:style style:name="Table10.C3" style:family="table-cell">
      <style:table-cell-properties fo:padding-left="0.075in" fo:padding-right="0.075in" fo:padding-top="0in" fo:padding-bottom="0in" fo:border="0.5pt solid #000000"/>
    </style:style>
    <style:style style:name="Table10.A4" style:family="table-cell">
      <style:table-cell-properties fo:padding-left="0.075in" fo:padding-right="0.075in" fo:padding-top="0in" fo:padding-bottom="0in" fo:border="0.5pt solid #000000"/>
    </style:style>
    <style:style style:name="Table10.B4" style:family="table-cell">
      <style:table-cell-properties fo:padding-left="0.075in" fo:padding-right="0.075in" fo:padding-top="0in" fo:padding-bottom="0in" fo:border="0.5pt solid #000000"/>
    </style:style>
    <style:style style:name="Table10.C4" style:family="table-cell">
      <style:table-cell-properties fo:padding-left="0.075in" fo:padding-right="0.075in" fo:padding-top="0in" fo:padding-bottom="0in" fo:border="0.5pt solid #000000"/>
    </style:style>
    <style:style style:name="Table10.A5" style:family="table-cell">
      <style:table-cell-properties fo:padding-left="0.075in" fo:padding-right="0.075in" fo:padding-top="0in" fo:padding-bottom="0in" fo:border="0.5pt solid #000000"/>
    </style:style>
    <style:style style:name="Table10.B5" style:family="table-cell">
      <style:table-cell-properties fo:padding-left="0.075in" fo:padding-right="0.075in" fo:padding-top="0in" fo:padding-bottom="0in" fo:border="0.5pt solid #000000"/>
    </style:style>
    <style:style style:name="Table10.C5" style:family="table-cell">
      <style:table-cell-properties fo:padding-left="0.075in" fo:padding-right="0.075in" fo:padding-top="0in" fo:padding-bottom="0in" fo:border="0.5pt solid #000000"/>
    </style:style>
    <style:style style:name="Table10.A6" style:family="table-cell">
      <style:table-cell-properties fo:padding-left="0.075in" fo:padding-right="0.075in" fo:padding-top="0in" fo:padding-bottom="0in" fo:border="0.5pt solid #000000"/>
    </style:style>
    <style:style style:name="Table10.B6" style:family="table-cell">
      <style:table-cell-properties fo:padding-left="0.075in" fo:padding-right="0.075in" fo:padding-top="0in" fo:padding-bottom="0in" fo:border="0.5pt solid #000000"/>
    </style:style>
    <style:style style:name="Table10.C6" style:family="table-cell">
      <style:table-cell-properties fo:padding-left="0.075in" fo:padding-right="0.075in" fo:padding-top="0in" fo:padding-bottom="0in" fo:border="0.5pt solid #000000"/>
    </style:style>
    <style:style style:name="Table10.A7" style:family="table-cell">
      <style:table-cell-properties fo:padding-left="0.075in" fo:padding-right="0.075in" fo:padding-top="0in" fo:padding-bottom="0in" fo:border="0.5pt solid #000000"/>
    </style:style>
    <style:style style:name="Table10.B7" style:family="table-cell">
      <style:table-cell-properties fo:padding-left="0.075in" fo:padding-right="0.075in" fo:padding-top="0in" fo:padding-bottom="0in" fo:border="0.5pt solid #000000"/>
    </style:style>
    <style:style style:name="Table10.C7" style:family="table-cell">
      <style:table-cell-properties fo:padding-left="0.075in" fo:padding-right="0.075in" fo:padding-top="0in" fo:padding-bottom="0in" fo:border="0.5pt solid #000000"/>
    </style:style>
    <style:style style:name="Table10.A8" style:family="table-cell">
      <style:table-cell-properties fo:padding-left="0.075in" fo:padding-right="0.075in" fo:padding-top="0in" fo:padding-bottom="0in" fo:border="0.5pt solid #000000"/>
    </style:style>
    <style:style style:name="Table10.B8" style:family="table-cell">
      <style:table-cell-properties fo:padding-left="0.075in" fo:padding-right="0.075in" fo:padding-top="0in" fo:padding-bottom="0in" fo:border="0.5pt solid #000000"/>
    </style:style>
    <style:style style:name="Table10.C8" style:family="table-cell">
      <style:table-cell-properties fo:padding-left="0.075in" fo:padding-right="0.075in" fo:padding-top="0in" fo:padding-bottom="0in" fo:border="0.5pt solid #000000"/>
    </style:style>
    <style:style style:name="Table10.A9" style:family="table-cell">
      <style:table-cell-properties fo:padding-left="0.075in" fo:padding-right="0.075in" fo:padding-top="0in" fo:padding-bottom="0in" fo:border="0.5pt solid #000000"/>
    </style:style>
    <style:style style:name="Table10.B9" style:family="table-cell">
      <style:table-cell-properties fo:padding-left="0.075in" fo:padding-right="0.075in" fo:padding-top="0in" fo:padding-bottom="0in" fo:border="0.5pt solid #000000"/>
    </style:style>
    <style:style style:name="Table10.C9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>
      <style:paragraph-properties fo:margin-top="0.278in" fo:margin-bottom="0.139in" style:contextual-spacing="false" fo:padding-left="0in" fo:padding-right="0in" fo:padding-top="0in" fo:padding-bottom="0.0555in" fo:border-left="none" fo:border-right="none" fo:border-top="none" fo:border-bottom="0.99pt solid #4f6ef7"/>
    </style:style>
    <style:style style:name="P2" style:family="paragraph" style:parent-style-name="Heading_20_2">
      <style:paragraph-properties fo:margin-top="0.2083in" fo:margin-bottom="0.1043in" style:contextual-spacing="false"/>
    </style:style>
    <style:style style:name="P3" style:family="paragraph" style:parent-style-name="Heading_20_3">
      <style:paragraph-properties fo:margin-top="0.139in" fo:margin-bottom="0.0693in" style:contextual-spacing="false"/>
    </style:style>
    <style:style style:name="P4" style:family="paragraph" style:parent-style-name="Standard">
      <style:paragraph-properties fo:margin-top="1in" fo:margin-bottom="0.139in" style:contextual-spacing="false" fo:text-align="center" style:justify-single-word="false"/>
    </style:style>
    <style:style style:name="P5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.4165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.278in" fo:margin-bottom="0in" style:contextual-spacing="false"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top="0in" fo:margin-bottom="0.0417in" style:contextual-spacing="false"/>
    </style:style>
    <style:style style:name="P11" style:family="paragraph" style:parent-style-name="Standard">
      <style:paragraph-properties fo:margin-top="0.0555in" fo:margin-bottom="0.0555in" style:contextual-spacing="false"/>
    </style:style>
    <style:style style:name="P12" style:family="paragraph" style:parent-style-name="Standard">
      <style:paragraph-properties fo:margin-left="0.25in" fo:margin-top="0.0417in" fo:margin-bottom="0.0417in" style:contextual-spacing="false"/>
    </style:style>
    <style:style style:name="P13" style:family="paragraph" style:parent-style-name="Standard">
      <loext:graphic-properties draw:fill="solid" draw:fill-color="#fef3c7"/>
      <style:paragraph-properties fo:margin-left="0.2in" fo:margin-top="0.0555in" fo:margin-bottom="0.0555in" style:contextual-spacing="false" fo:background-color="#fef3c7"/>
    </style:style>
    <style:style style:name="P14" style:family="paragraph" style:parent-style-name="Standard">
      <loext:graphic-properties draw:fill="solid" draw:fill-color="#eef2ff"/>
      <style:paragraph-properties fo:margin-left="0.2992in" fo:margin-top="0.0417in" fo:margin-bottom="0.0417in" style:contextual-spacing="false" fo:background-color="#eef2ff"/>
    </style:style>
    <style:style style:name="P15" style:family="paragraph" style:parent-style-name="Standard">
      <loext:graphic-properties draw:fill="solid" draw:fill-color="#dcfce7"/>
      <style:paragraph-properties fo:margin-left="0.2in" fo:margin-top="0.0555in" fo:margin-bottom="0.0555in" style:contextual-spacing="false" fo:background-color="#dcfce7"/>
    </style:style>
    <style:style style:name="P16" style:family="paragraph" style:parent-style-name="Standard">
      <style:paragraph-properties fo:margin-left="0.1in" fo:margin-top="0.0555in" fo:margin-bottom="0.0555in" style:contextual-spacing="false"/>
    </style:style>
    <style:style style:name="P17" style:family="paragraph" style:parent-style-name="Standard">
      <style:paragraph-properties fo:text-align="end" style:justify-single-word="false" fo:padding="0in" fo:border-left="none" fo:border-right="none" fo:border-top="none" fo:border-bottom="0.51pt solid #4f6ef7"/>
    </style:style>
    <style:style style:name="T1" style:family="text">
      <style:text-properties fo:color="#4f6ef7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4f6ef7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565a70" loext:opacity="100%" fo:font-size="18pt" style:font-size-asian="18pt" style:font-size-complex="18pt"/>
    </style:style>
    <style:style style:name="T4" style:family="text">
      <style:text-properties fo:color="#565a70" loext:opacity="100%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565a70" loext:opacity="100%" fo:font-size="9pt" fo:font-style="italic" style:font-size-asian="9pt" style:font-style-asian="italic" style:font-size-complex="9pt" style:font-style-complex="italic"/>
    </style:style>
    <style:style style:name="T6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1a1d2e" loext:opacity="100%" fo:font-size="10pt" style:font-size-asian="10pt" style:font-size-complex="10pt"/>
    </style:style>
    <style:style style:name="T8" style:family="text">
      <style:text-properties fo:color="#1a1d2e" loext:opacity="100%" fo:font-size="11pt" style:font-size-asian="11pt" style:font-size-complex="11pt"/>
    </style:style>
    <style:style style:name="T9" style:family="text">
      <style:text-properties fo:color="#d97706" loext:opacity="100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2d5a8e" loext:opacity="100%" style:font-name="Courier New" fo:font-size="9pt" style:font-name-asian="Courier New1" style:font-size-asian="9pt" style:font-name-complex="Courier New1" style:font-size-complex="9pt"/>
    </style:style>
    <style:style style:name="T11" style:family="text">
      <style:text-properties fo:color="#dc2626" loext:opacity="100%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🧠 <text:s/>PITAKONKU</text:span></text:p>
      <text:p text:style-name="P5"><text:span text:style-name="T3">AI Super Assistant</text:span></text:p>
      <text:p text:style-name="P6"><text:span text:style-name="T4">Dokumentasi Lengkap — Instalasi, Konfigurasi &amp; Panduan Penggunaan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<text:span text:style-name="T6">Versi</text:span></text:p>
            </table:table-cell>
            <table:table-cell table:style-name="Table1.A1" office:value-type="string">
              <text:p text:style-name="P7"><text:span text:style-name="T6">Platform</text:span></text:p>
            </table:table-cell>
            <table:table-cell table:style-name="Table1.A1" office:value-type="string">
              <text:p text:style-name="P7"><text:span text:style-name="T6">Lisensi</text:span></text:p>
            </table:table-cell>
            <table:table-cell table:style-name="Table1.A1" office:value-type="string">
              <text:p text:style-name="P7"><text:span text:style-name="T6">Dibuat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9"><text:span text:style-name="T7">v1.0</text:span></text:p>
          </table:table-cell>
          <table:table-cell table:style-name="Table1.B2" office:value-type="string">
            <text:p text:style-name="P9"><text:span text:style-name="T7">Ubuntu/Debian Linux</text:span></text:p>
          </table:table-cell>
          <table:table-cell table:style-name="Table1.C2" office:value-type="string">
            <text:p text:style-name="P9"><text:span text:style-name="T7">Self-Hosted</text:span></text:p>
          </table:table-cell>
          <table:table-cell table:style-name="Table1.D2" office:value-type="string">
            <text:p text:style-name="P9"><text:span text:style-name="T7">2025</text:span></text:p>
          </table:table-cell>
        </table:table-row>
      </table:table>
      <text:p text:style-name="P10"/>
      <text:p text:style-name="P10"/>
      <text:p text:style-name="P1">Daftar Isi</text:p>
      <text:p text:style-name="P11"><text:span text:style-name="T8"><text:s text:c="2"/>1. Apa itu PITAKONKU?</text:span></text:p>
      <text:p text:style-name="P11"><text:span text:style-name="T8"><text:s text:c="2"/>2. System Requirements</text:span></text:p>
      <text:p text:style-name="P11"><text:span text:style-name="T8"><text:s text:c="2"/>3. Instalasi</text:span></text:p>
      <text:p text:style-name="P11"><text:span text:style-name="T8"><text:s text:c="2"/>4. Konfigurasi Pertama</text:span></text:p>
      <text:p text:style-name="P11"><text:span text:style-name="T8"><text:s text:c="2"/>5. Panduan Setiap Menu</text:span></text:p>
      <text:p text:style-name="P11"><text:span text:style-name="T8"><text:s text:c="2"/>6. Pengaturan AI Models</text:span></text:p>
      <text:p text:style-name="P11"><text:span text:style-name="T8"><text:s text:c="2"/>7. Keamanan &amp; 2FA</text:span></text:p>
      <text:p text:style-name="P11"><text:span text:style-name="T8"><text:s text:c="2"/>8. Troubleshooting</text:span></text:p>
      <text:p text:style-name="P11"><text:span text:style-name="T8"><text:s text:c="2"/>9. FAQ</text:span></text:p>
      <text:p text:style-name="P10"/>
      <text:p text:style-name="P1">1. Apa itu PITAKONKU?</text:p>
      <text:p text:style-name="P11"><text:span text:style-name="T8">PITAKONKU adalah platform AI Super Assistant yang dijalankan di server sendiri (self-hosted). Mendukung berbagai provider AI sekaligus dengan fitur lengkap untuk produktivitas.</text:span></text:p>
      <text:p text:style-name="P10"/>
      <text:p text:style-name="P3">Fitur Utama</text:p>
      <text:p text:style-name="P12"><text:span text:style-name="T8">• 🤖 Multi-model AI — OpenAI (GPT-4), Anthropic (Claude), Google (Gemini), Ollama (lokal gratis)</text:span></text:p>
      <text:p text:style-name="P12"><text:soft-page-break/><text:span text:style-name="T8">• 📚 Knowledge Base — upload PDF, DOCX, TXT; AI menjawab berdasarkan dokumen Anda</text:span></text:p>
      <text:p text:style-name="P12"><text:span text:style-name="T8">• 🧠 Memory AI — ingat konteks percakapan (jangka pendek, panjang, behavioral)</text:span></text:p>
      <text:p text:style-name="P12"><text:span text:style-name="T8">• 🔄 Workflow Otomatis — buat rantai tugas AI tanpa coding</text:span></text:p>
      <text:p text:style-name="P12"><text:span text:style-name="T8">• 📱 Integrasi Telegram Bot &amp; WhatsApp</text:span></text:p>
      <text:p text:style-name="P12"><text:span text:style-name="T8">• 🔐 Two-Factor Authentication (TOTP / Telegram OTP / Email)</text:span></text:p>
      <text:p text:style-name="P12"><text:span text:style-name="T8">• 📊 Analytics &amp; Monitoring penggunaan dan biaya</text:span></text:p>
      <text:p text:style-name="P12"><text:span text:style-name="T8">• 🌐 Cloudflare Tunnel — akses dari internet dengan HTTPS gratis</text:span></text:p>
      <text:p text:style-name="P12"><text:span text:style-name="T8">• 🎨 Mode Gelap &amp; Terang</text:span></text:p>
      <text:p text:style-name="P12"><text:span text:style-name="T8">• 👥 Multi-user dengan role Admin &amp; Sub Admin</text:span></text:p>
      <text:p text:style-name="P10"/>
      <text:p text:style-name="P1">2. System Requirement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"><text:span text:style-name="T6">Komponen</text:span></text:p>
            </table:table-cell>
            <table:table-cell table:style-name="Table2.A1" office:value-type="string">
              <text:p text:style-name="P7"><text:span text:style-name="T6">Minimum</text:span></text:p>
            </table:table-cell>
            <table:table-cell table:style-name="Table2.A1" office:value-type="string">
              <text:p text:style-name="P7"><text:span text:style-name="T6">Rekomendasi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<text:span text:style-name="T7">OS</text:span></text:p>
          </table:table-cell>
          <table:table-cell table:style-name="Table2.B2" office:value-type="string">
            <text:p text:style-name="P9"><text:span text:style-name="T7">Ubuntu 20.04+ / Debian 11+</text:span></text:p>
          </table:table-cell>
          <table:table-cell table:style-name="Table2.C2" office:value-type="string">
            <text:p text:style-name="P9"><text:span text:style-name="T7">Ubuntu 22.04 LTS</text:span></text:p>
          </table:table-cell>
        </table:table-row>
        <table:table-row table:style-name="Table2.1">
          <table:table-cell table:style-name="Table2.A3" office:value-type="string">
            <text:p text:style-name="P9"><text:span text:style-name="T7">RAM</text:span></text:p>
          </table:table-cell>
          <table:table-cell table:style-name="Table2.B3" office:value-type="string">
            <text:p text:style-name="P9"><text:span text:style-name="T7">1 GB</text:span></text:p>
          </table:table-cell>
          <table:table-cell table:style-name="Table2.C3" office:value-type="string">
            <text:p text:style-name="P9"><text:span text:style-name="T7">4 GB atau lebih</text:span></text:p>
          </table:table-cell>
        </table:table-row>
        <table:table-row table:style-name="Table2.1">
          <table:table-cell table:style-name="Table2.A4" office:value-type="string">
            <text:p text:style-name="P9"><text:span text:style-name="T7">Storage</text:span></text:p>
          </table:table-cell>
          <table:table-cell table:style-name="Table2.B4" office:value-type="string">
            <text:p text:style-name="P9"><text:span text:style-name="T7">2 GB</text:span></text:p>
          </table:table-cell>
          <table:table-cell table:style-name="Table2.C4" office:value-type="string">
            <text:p text:style-name="P9"><text:span text:style-name="T7">10 GB atau lebih</text:span></text:p>
          </table:table-cell>
        </table:table-row>
        <table:table-row table:style-name="Table2.1">
          <table:table-cell table:style-name="Table2.A5" office:value-type="string">
            <text:p text:style-name="P9"><text:span text:style-name="T7">Python</text:span></text:p>
          </table:table-cell>
          <table:table-cell table:style-name="Table2.B5" office:value-type="string">
            <text:p text:style-name="P9"><text:span text:style-name="T7">3.10+</text:span></text:p>
          </table:table-cell>
          <table:table-cell table:style-name="Table2.C5" office:value-type="string">
            <text:p text:style-name="P9"><text:span text:style-name="T7">3.11</text:span></text:p>
          </table:table-cell>
        </table:table-row>
        <table:table-row table:style-name="Table2.1">
          <table:table-cell table:style-name="Table2.A6" office:value-type="string">
            <text:p text:style-name="P9"><text:span text:style-name="T7">Node.js</text:span></text:p>
          </table:table-cell>
          <table:table-cell table:style-name="Table2.B6" office:value-type="string">
            <text:p text:style-name="P9"><text:span text:style-name="T7">18+</text:span></text:p>
          </table:table-cell>
          <table:table-cell table:style-name="Table2.C6" office:value-type="string">
            <text:p text:style-name="P9"><text:span text:style-name="T7">20 LTS</text:span></text:p>
          </table:table-cell>
        </table:table-row>
        <table:table-row table:style-name="Table2.1">
          <table:table-cell table:style-name="Table2.A7" office:value-type="string">
            <text:p text:style-name="P9"><text:span text:style-name="T7">CPU</text:span></text:p>
          </table:table-cell>
          <table:table-cell table:style-name="Table2.B7" office:value-type="string">
            <text:p text:style-name="P9"><text:span text:style-name="T7">2 core</text:span></text:p>
          </table:table-cell>
          <table:table-cell table:style-name="Table2.C7" office:value-type="string">
            <text:p text:style-name="P9"><text:span text:style-name="T7">4 core atau lebih</text:span></text:p>
          </table:table-cell>
        </table:table-row>
      </table:table>
      <text:p text:style-name="P10"/>
      <text:p text:style-name="P3">Software yang Diinstall Otomatis oleh Installer</text:p>
      <text:p text:style-name="P12"><text:span text:style-name="T8">• Python 3.10+ dengan pip dan virtual environment</text:span></text:p>
      <text:p text:style-name="P12"><text:span text:style-name="T8">• Node.js 20 LTS dengan npm</text:span></text:p>
      <text:p text:style-name="P12"><text:span text:style-name="T8">• Redis Server (untuk caching memori AI)</text:span></text:p>
      <text:p text:style-name="P12"><text:span text:style-name="T8">• SQLite3 (database utama)</text:span></text:p>
      <text:p text:style-name="P10"/>
      <text:p text:style-name="P13"><text:span text:style-name="T9">⚠ Untuk AI lokal gratis, install Ollama secara terpisah: curl https://ollama.ai/install.sh | sh</text:span></text:p>
      <text:p text:style-name="P10"/>
      <text:p text:style-name="P1">3. Instalasi</text:p>
      <text:p text:style-name="P2">3.1 Instalasi Otomatis (Direkomendasikan)</text:p>
      <text:p text:style-name="P11"><text:span text:style-name="T8">Cara termudah — satu perintah menginstall semua kebutuhan:</text:span></text:p>
      <text:p text:style-name="P14"><text:span text:style-name="T10">cd ~/Downloads</text:span></text:p>
      <text:p text:style-name="P14"><text:span text:style-name="T10"># Extract file pitakonku.zip ke folder pitakonku</text:span></text:p>
      <text:p text:style-name="P14"><text:span text:style-name="T10">cd pitakonku</text:span></text:p>
      <text:p text:style-name="P14"><text:span text:style-name="T10">bash scripts/install.sh</text:span></text:p>
      <text:p text:style-name="P10"><text:soft-page-break/></text:p>
      <text:p text:style-name="P11"><text:span text:style-name="T8">Installer otomatis melakukan:</text:span></text:p>
      <text:p text:style-name="P12"><text:span text:style-name="T8">• Install Python, Node.js, Redis, SQLite3</text:span></text:p>
      <text:p text:style-name="P12"><text:span text:style-name="T8">• Buat Python virtual environment</text:span></text:p>
      <text:p text:style-name="P12"><text:span text:style-name="T8">• Install semua library Python dan Node.js</text:span></text:p>
      <text:p text:style-name="P12"><text:span text:style-name="T8">• Build tampilan frontend</text:span></text:p>
      <text:p text:style-name="P12"><text:span text:style-name="T8">• Buat file .env dengan SECRET_KEY acak</text:span></text:p>
      <text:p text:style-name="P12"><text:span text:style-name="T8">• Jalankan migrasi database</text:span></text:p>
      <text:p text:style-name="P10"/>
      <text:p text:style-name="P2">3.2 Menjalankan Aplikasi</text:p>
      <text:p text:style-name="P14"><text:span text:style-name="T10">bash scripts/start.sh</text:span></text:p>
      <text:p text:style-name="P11"><text:span text:style-name="T8">Buka browser: http://localhost:7860</text:span></text:p>
      <text:p text:style-name="P10"/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office:value-type="string">
              <text:p text:style-name="P7"><text:span text:style-name="T6">Login Default</text:span></text:p>
            </table:table-cell>
            <table:table-cell table:style-name="Table3.A1" office:value-type="string">
              <text:p text:style-name="P7"><text:span text:style-name="T6">Nilai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9"><text:span text:style-name="T7">Username</text:span></text:p>
          </table:table-cell>
          <table:table-cell table:style-name="Table3.B2" office:value-type="string">
            <text:p text:style-name="P9"><text:span text:style-name="T7">admin</text:span></text:p>
          </table:table-cell>
        </table:table-row>
        <table:table-row table:style-name="Table3.1">
          <table:table-cell table:style-name="Table3.A3" office:value-type="string">
            <text:p text:style-name="P9"><text:span text:style-name="T7">Password</text:span></text:p>
          </table:table-cell>
          <table:table-cell table:style-name="Table3.B3" office:value-type="string">
            <text:p text:style-name="P9"><text:span text:style-name="T7">pitakonku2024</text:span></text:p>
          </table:table-cell>
        </table:table-row>
      </table:table>
      <text:p text:style-name="P10"/>
      <text:p text:style-name="P15"><text:span text:style-name="T11">⚠ PENTING: Segera ganti password default setelah login pertama!</text:span></text:p>
      <text:p text:style-name="P10"/>
      <text:p text:style-name="P2">3.3 Instalasi Manual (Opsional)</text:p>
      <text:p text:style-name="P16"><text:span text:style-name="T2">1. </text:span><text:span text:style-name="T8">Install dependencies sistem</text:span></text:p>
      <text:p text:style-name="P14"><text:span text:style-name="T10">sudo apt update &amp;&amp; sudo apt install -y python3 python3-pip python3-venv nodejs npm redis-server sqlite3</text:span></text:p>
      <text:p text:style-name="P16"><text:span text:style-name="T2">2. </text:span><text:span text:style-name="T8">Setup backend Python</text:span></text:p>
      <text:p text:style-name="P14"><text:span text:style-name="T10">cd pitakonku/backend</text:span></text:p>
      <text:p text:style-name="P14"><text:span text:style-name="T10">python3 -m venv venv &amp;&amp; source venv/bin/activate</text:span></text:p>
      <text:p text:style-name="P14"><text:span text:style-name="T10">pip install -r requirements.txt</text:span></text:p>
      <text:p text:style-name="P16"><text:span text:style-name="T2">3. </text:span><text:span text:style-name="T8">Setup frontend</text:span></text:p>
      <text:p text:style-name="P14"><text:span text:style-name="T10">cd ../frontend &amp;&amp; npm install &amp;&amp; npm run build</text:span></text:p>
      <text:p text:style-name="P16"><text:span text:style-name="T2">4. </text:span><text:span text:style-name="T8">Konfigurasi .env</text:span></text:p>
      <text:p text:style-name="P14"><text:span text:style-name="T10">cp .env.example .env &amp;&amp; nano .env</text:span></text:p>
      <text:p text:style-name="P16"><text:span text:style-name="T2">5. </text:span><text:span text:style-name="T8">Migrasi database</text:span></text:p>
      <text:p text:style-name="P14"><text:span text:style-name="T10">bash scripts/migrate-db.sh</text:span></text:p>
      <text:p text:style-name="P16"><text:span text:style-name="T2">6. </text:span><text:span text:style-name="T8">Jalankan</text:span></text:p>
      <text:p text:style-name="P14"><text:span text:style-name="T10">bash scripts/start.sh</text:span></text:p>
      <text:p text:style-name="P10"/>
      <text:p text:style-name="P1"><text:soft-page-break/>4. Konfigurasi Pertama</text:p>
      <text:p text:style-name="P2">4.1 File .env — Pengaturan Utama</text:p>
      <text:p text:style-name="P11"><text:span text:style-name="T8">File .env di folder utama berisi semua konfigurasi. Edit dengan: nano .env</text:span>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7"><text:span text:style-name="T6">Parameter</text:span></text:p>
            </table:table-cell>
            <table:table-cell table:style-name="Table4.A1" office:value-type="string">
              <text:p text:style-name="P7"><text:span text:style-name="T6">Contoh Nilai</text:span></text:p>
            </table:table-cell>
            <table:table-cell table:style-name="Table4.A1" office:value-type="string">
              <text:p text:style-name="P7"><text:span text:style-name="T6">Keterangan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9"><text:span text:style-name="T7">APP_NAME</text:span></text:p>
          </table:table-cell>
          <table:table-cell table:style-name="Table4.B2" office:value-type="string">
            <text:p text:style-name="P9"><text:span text:style-name="T7">NamaAplikasi</text:span></text:p>
          </table:table-cell>
          <table:table-cell table:style-name="Table4.C2" office:value-type="string">
            <text:p text:style-name="P9"><text:span text:style-name="T7">Nama tampil di sidebar (bisa diganti)</text:span></text:p>
          </table:table-cell>
        </table:table-row>
        <table:table-row table:style-name="Table4.1">
          <table:table-cell table:style-name="Table4.A3" office:value-type="string">
            <text:p text:style-name="P9"><text:span text:style-name="T7">SECRET_KEY</text:span></text:p>
          </table:table-cell>
          <table:table-cell table:style-name="Table4.B3" office:value-type="string">
            <text:p text:style-name="P9"><text:span text:style-name="T7">random-string-32-char</text:span></text:p>
          </table:table-cell>
          <table:table-cell table:style-name="Table4.C3" office:value-type="string">
            <text:p text:style-name="P9"><text:span text:style-name="T7">Kunci enkripsi — WAJIB diganti!</text:span></text:p>
          </table:table-cell>
        </table:table-row>
        <table:table-row table:style-name="Table4.1">
          <table:table-cell table:style-name="Table4.A4" office:value-type="string">
            <text:p text:style-name="P9"><text:span text:style-name="T7">ADMIN_USERNAME</text:span></text:p>
          </table:table-cell>
          <table:table-cell table:style-name="Table4.B4" office:value-type="string">
            <text:p text:style-name="P9"><text:span text:style-name="T7">admin</text:span></text:p>
          </table:table-cell>
          <table:table-cell table:style-name="Table4.C4" office:value-type="string">
            <text:p text:style-name="P9"><text:span text:style-name="T7">Username login pertama</text:span></text:p>
          </table:table-cell>
        </table:table-row>
        <table:table-row table:style-name="Table4.1">
          <table:table-cell table:style-name="Table4.A5" office:value-type="string">
            <text:p text:style-name="P9"><text:span text:style-name="T7">ADMIN_PASSWORD</text:span></text:p>
          </table:table-cell>
          <table:table-cell table:style-name="Table4.B5" office:value-type="string">
            <text:p text:style-name="P9"><text:span text:style-name="T7">password123</text:span></text:p>
          </table:table-cell>
          <table:table-cell table:style-name="Table4.C5" office:value-type="string">
            <text:p text:style-name="P9"><text:span text:style-name="T7">Password login — segera ganti!</text:span></text:p>
          </table:table-cell>
        </table:table-row>
        <table:table-row table:style-name="Table4.1">
          <table:table-cell table:style-name="Table4.A6" office:value-type="string">
            <text:p text:style-name="P9"><text:span text:style-name="T7">OPENAI_API_KEY</text:span></text:p>
          </table:table-cell>
          <table:table-cell table:style-name="Table4.B6" office:value-type="string">
            <text:p text:style-name="P9"><text:span text:style-name="T7">sk-...</text:span></text:p>
          </table:table-cell>
          <table:table-cell table:style-name="Table4.C6" office:value-type="string">
            <text:p text:style-name="P9"><text:span text:style-name="T7">API Key OpenAI (opsional)</text:span></text:p>
          </table:table-cell>
        </table:table-row>
        <table:table-row table:style-name="Table4.1">
          <table:table-cell table:style-name="Table4.A7" office:value-type="string">
            <text:p text:style-name="P9"><text:span text:style-name="T7">ANTHROPIC_API_KEY</text:span></text:p>
          </table:table-cell>
          <table:table-cell table:style-name="Table4.B7" office:value-type="string">
            <text:p text:style-name="P9"><text:span text:style-name="T7">sk-ant-...</text:span></text:p>
          </table:table-cell>
          <table:table-cell table:style-name="Table4.C7" office:value-type="string">
            <text:p text:style-name="P9"><text:span text:style-name="T7">API Key Claude (opsional)</text:span></text:p>
          </table:table-cell>
        </table:table-row>
        <table:table-row table:style-name="Table4.1">
          <table:table-cell table:style-name="Table4.A8" office:value-type="string">
            <text:p text:style-name="P9"><text:span text:style-name="T7">GOOGLE_API_KEY</text:span></text:p>
          </table:table-cell>
          <table:table-cell table:style-name="Table4.B8" office:value-type="string">
            <text:p text:style-name="P9"><text:span text:style-name="T7">AIza...</text:span></text:p>
          </table:table-cell>
          <table:table-cell table:style-name="Table4.C8" office:value-type="string">
            <text:p text:style-name="P9"><text:span text:style-name="T7">API Key Gemini (opsional)</text:span></text:p>
          </table:table-cell>
        </table:table-row>
        <table:table-row table:style-name="Table4.1">
          <table:table-cell table:style-name="Table4.A9" office:value-type="string">
            <text:p text:style-name="P9"><text:span text:style-name="T7">OLLAMA_HOST</text:span></text:p>
          </table:table-cell>
          <table:table-cell table:style-name="Table4.B9" office:value-type="string">
            <text:p text:style-name="P9"><text:span text:style-name="T7">http://localhost:11434</text:span></text:p>
          </table:table-cell>
          <table:table-cell table:style-name="Table4.C9" office:value-type="string">
            <text:p text:style-name="P9"><text:span text:style-name="T7">Jika pakai AI lokal</text:span></text:p>
          </table:table-cell>
        </table:table-row>
        <table:table-row table:style-name="Table4.1">
          <table:table-cell table:style-name="Table4.A10" office:value-type="string">
            <text:p text:style-name="P9"><text:span text:style-name="T7">PORT</text:span></text:p>
          </table:table-cell>
          <table:table-cell table:style-name="Table4.B10" office:value-type="string">
            <text:p text:style-name="P9"><text:span text:style-name="T7">7860</text:span></text:p>
          </table:table-cell>
          <table:table-cell table:style-name="Table4.C10" office:value-type="string">
            <text:p text:style-name="P9"><text:span text:style-name="T7">Port aplikasi</text:span></text:p>
          </table:table-cell>
        </table:table-row>
      </table:table>
      <text:p text:style-name="P10"/>
      <text:p text:style-name="P2">4.2 Mengganti Nama &amp; Logo Aplikasi</text:p>
      <text:p text:style-name="P16"><text:span text:style-name="T2">1. </text:span><text:span text:style-name="T8">Login sebagai Admin</text:span></text:p>
      <text:p text:style-name="P16"><text:span text:style-name="T2">2. </text:span><text:span text:style-name="T8">Klik avatar/nama pengguna di kiri bawah sidebar</text:span></text:p>
      <text:p text:style-name="P16"><text:span text:style-name="T2">3. </text:span><text:span text:style-name="T8">Pilih Edit Profil</text:span></text:p>
      <text:p text:style-name="P16"><text:span text:style-name="T2">4. </text:span><text:span text:style-name="T8">Di kolom kanan 'Logo &amp; Nama Aplikasi', isi nama baru</text:span></text:p>
      <text:p text:style-name="P16"><text:span text:style-name="T2">5. </text:span><text:span text:style-name="T8">Upload logo (PNG/JPG, minimal 128×128 pixel)</text:span></text:p>
      <text:p text:style-name="P16"><text:span text:style-name="T2">6. </text:span><text:span text:style-name="T8">Klik Simpan Logo &amp; Nama</text:span></text:p>
      <text:p text:style-name="P16"><text:span text:style-name="T2">7. </text:span><text:span text:style-name="T8">Tekan F5 untuk refresh tampilan sidebar</text:span></text:p>
      <text:p text:style-name="P10"/>
      <text:p text:style-name="P13"><text:span text:style-name="T9">⚠ Nama dan logo tersimpan permanen — tetap ada setelah restart server.</text:span></text:p>
      <text:p text:style-name="P10"/>
      <text:p text:style-name="P1">5. Panduan Setiap Menu</text:p>
      <text:p text:style-name="P2">🏠 Dashboard</text:p>
      <text:p text:style-name="P11"><text:span text:style-name="T8">Halaman ringkasan statistik aplikasi.</text:span></text:p>
      <text:p text:style-name="P12"><text:span text:style-name="T8">• Total pesan &amp; sesi chat</text:span></text:p>
      <text:p text:style-name="P12"><text:span text:style-name="T8">• Grafik penggunaan harian</text:span></text:p>
      <text:p text:style-name="P12"><text:span text:style-name="T8">• Status sistem (CPU, RAM, Redis)</text:span></text:p>
      <text:p text:style-name="P12"><text:span text:style-name="T8">• Model AI aktif saat ini</text:span></text:p>
      <text:p text:style-name="P10"><text:soft-page-break/></text:p>
      <text:p text:style-name="P2">💬 Chat</text:p>
      <text:p text:style-name="P11"><text:span text:style-name="T8">Antarmuka percakapan dengan AI. Cara menggunakan:</text:span></text:p>
      <text:p text:style-name="P16"><text:span text:style-name="T2">1. </text:span><text:span text:style-name="T8">Klik New Chat (kanan atas) atau ikon chat baru</text:span></text:p>
      <text:p text:style-name="P16"><text:span text:style-name="T2">2. </text:span><text:span text:style-name="T8">Pilih model AI dari dropdown (jika ada lebih dari satu)</text:span></text:p>
      <text:p text:style-name="P16"><text:span text:style-name="T2">3. </text:span><text:span text:style-name="T8">Ketik pesan dan tekan Enter atau klik tombol kirim</text:span></text:p>
      <text:p text:style-name="P16"><text:span text:style-name="T2">4. </text:span><text:span text:style-name="T8">Riwayat chat tersimpan otomatis di panel kiri</text:span></text:p>
      <text:p text:style-name="P10"/>
      <text:p text:style-name="P11"><text:span text:style-name="T8">Fitur tersedia:</text:span></text:p>
      <text:p text:style-name="P12"><text:span text:style-name="T8">• Pilih model AI berbeda untuk tiap sesi</text:span></text:p>
      <text:p text:style-name="P12"><text:span text:style-name="T8">• Upload file untuk dianalisis AI</text:span></text:p>
      <text:p text:style-name="P12"><text:span text:style-name="T8">• Copy teks respons dengan sekali klik</text:span></text:p>
      <text:p text:style-name="P12"><text:span text:style-name="T8">• Hapus sesi yang tidak dibutuhkan</text:span></text:p>
      <text:p text:style-name="P10"/>
      <text:p text:style-name="P2">📚 Knowledge (RAG)</text:p>
      <text:p text:style-name="P11"><text:span text:style-name="T8">Upload dokumen agar AI dapat menjawab berdasarkan isi dokumen Anda.</text:span></text:p>
      <text:p text:style-name="P16"><text:span text:style-name="T2">1. </text:span><text:span text:style-name="T8">Klik Upload Dokumen</text:span></text:p>
      <text:p text:style-name="P16"><text:span text:style-name="T2">2. </text:span><text:span text:style-name="T8">Pilih file dari komputer (PDF, DOCX, TXT, CSV) atau masukkan URL</text:span></text:p>
      <text:p text:style-name="P16"><text:span text:style-name="T2">3. </text:span><text:span text:style-name="T8">Tunggu proses indexing selesai (tanda status 'ready')</text:span></text:p>
      <text:p text:style-name="P16"><text:span text:style-name="T2">4. </text:span><text:span text:style-name="T8">Saat chat, AI otomatis merujuk dokumen yang relevan</text:span></text:p>
      <text:p text:style-name="P10"/>
      <table:table table:name="Table5" table:style-name="Table5">
        <table:table-column table:style-name="Table5.A" table:number-columns-repeated="2"/>
        <table:table-header-rows>
          <table:table-row table:style-name="Table5.1">
            <table:table-cell table:style-name="Table5.A1" office:value-type="string">
              <text:p text:style-name="P7"><text:span text:style-name="T6">Format Didukung</text:span></text:p>
            </table:table-cell>
            <table:table-cell table:style-name="Table5.A1" office:value-type="string">
              <text:p text:style-name="P7"><text:span text:style-name="T6">Keterangan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9"><text:span text:style-name="T7">PDF</text:span></text:p>
          </table:table-cell>
          <table:table-cell table:style-name="Table5.B2" office:value-type="string">
            <text:p text:style-name="P9"><text:span text:style-name="T7">Dokumen PDF, termasuk hasil scan</text:span></text:p>
          </table:table-cell>
        </table:table-row>
        <table:table-row table:style-name="Table5.1">
          <table:table-cell table:style-name="Table5.A3" office:value-type="string">
            <text:p text:style-name="P9"><text:span text:style-name="T7">DOCX</text:span></text:p>
          </table:table-cell>
          <table:table-cell table:style-name="Table5.B3" office:value-type="string">
            <text:p text:style-name="P9"><text:span text:style-name="T7">Dokumen Word</text:span></text:p>
          </table:table-cell>
        </table:table-row>
        <table:table-row table:style-name="Table5.1">
          <table:table-cell table:style-name="Table5.A4" office:value-type="string">
            <text:p text:style-name="P9"><text:span text:style-name="T7">TXT</text:span></text:p>
          </table:table-cell>
          <table:table-cell table:style-name="Table5.B4" office:value-type="string">
            <text:p text:style-name="P9"><text:span text:style-name="T7">Teks biasa</text:span></text:p>
          </table:table-cell>
        </table:table-row>
        <table:table-row table:style-name="Table5.1">
          <table:table-cell table:style-name="Table5.A5" office:value-type="string">
            <text:p text:style-name="P9"><text:span text:style-name="T7">CSV</text:span></text:p>
          </table:table-cell>
          <table:table-cell table:style-name="Table5.B5" office:value-type="string">
            <text:p text:style-name="P9"><text:span text:style-name="T7">Data tabel</text:span></text:p>
          </table:table-cell>
        </table:table-row>
        <table:table-row table:style-name="Table5.1">
          <table:table-cell table:style-name="Table5.A6" office:value-type="string">
            <text:p text:style-name="P9"><text:span text:style-name="T7">URL Web</text:span></text:p>
          </table:table-cell>
          <table:table-cell table:style-name="Table5.B6" office:value-type="string">
            <text:p text:style-name="P9"><text:span text:style-name="T7">Scrape halaman web</text:span></text:p>
          </table:table-cell>
        </table:table-row>
      </table:table>
      <text:p text:style-name="P10"/>
      <text:p text:style-name="P2">🧠 Memory</text:p>
      <text:p text:style-name="P11"><text:span text:style-name="T8">Sistem memori AI dalam tiga lapisan:</text:span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header-rows>
          <table:table-row table:style-name="Table6.1">
            <table:table-cell table:style-name="Table6.A1" office:value-type="string">
              <text:p text:style-name="P7"><text:span text:style-name="T6">Tipe</text:span></text:p>
            </table:table-cell>
            <table:table-cell table:style-name="Table6.A1" office:value-type="string">
              <text:p text:style-name="P7"><text:span text:style-name="T6">Durasi</text:span></text:p>
            </table:table-cell>
            <table:table-cell table:style-name="Table6.A1" office:value-type="string">
              <text:p text:style-name="P7"><text:span text:style-name="T6">Kapasitas</text:span></text:p>
            </table:table-cell>
            <table:table-cell table:style-name="Table6.A1" office:value-type="string">
              <text:p text:style-name="P7"><text:span text:style-name="T6">Keterangan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9"><text:span text:style-name="T7">Jangka Pendek</text:span></text:p>
          </table:table-cell>
          <table:table-cell table:style-name="Table6.B2" office:value-type="string">
            <text:p text:style-name="P9"><text:span text:style-name="T7">7 hari (Redis)</text:span></text:p>
          </table:table-cell>
          <table:table-cell table:style-name="Table6.C2" office:value-type="string">
            <text:p text:style-name="P9"><text:span text:style-name="T7">20 pesan</text:span></text:p>
          </table:table-cell>
          <table:table-cell table:style-name="Table6.D2" office:value-type="string">
            <text:p text:style-name="P9"><text:span text:style-name="T7">Konteks aktif saat chat</text:span></text:p>
          </table:table-cell>
        </table:table-row>
        <table:table-row table:style-name="Table6.1">
          <table:table-cell table:style-name="Table6.A3" office:value-type="string">
            <text:p text:style-name="P9"><text:span text:style-name="T7">Jangka Panjang</text:span></text:p>
          </table:table-cell>
          <table:table-cell table:style-name="Table6.B3" office:value-type="string">
            <text:p text:style-name="P9"><text:span text:style-name="T7">Permanen (DB)</text:span></text:p>
          </table:table-cell>
          <table:table-cell table:style-name="Table6.C3" office:value-type="string">
            <text:p text:style-name="P9"><text:span text:style-name="T7">50 pesan</text:span></text:p>
          </table:table-cell>
          <table:table-cell table:style-name="Table6.D3" office:value-type="string">
            <text:p text:style-name="P9"><text:span text:style-name="T7">Riwayat untuk konteks panjang</text:span></text:p>
          </table:table-cell>
        </table:table-row>
        <table:table-row table:style-name="Table6.1">
          <table:table-cell table:style-name="Table6.A4" office:value-type="string">
            <text:p text:style-name="P9"><text:span text:style-name="T7">Behavioral</text:span></text:p>
          </table:table-cell>
          <table:table-cell table:style-name="Table6.B4" office:value-type="string">
            <text:p text:style-name="P9"><text:span text:style-name="T7">Permanen (DB)</text:span></text:p>
          </table:table-cell>
          <table:table-cell table:style-name="Table6.C4" office:value-type="string">
            <text:p text:style-name="P9"><text:span text:style-name="T7">Tidak terbatas</text:span></text:p>
          </table:table-cell>
          <table:table-cell table:style-name="Table6.D4" office:value-type="string">
            <text:p text:style-name="P9"><text:span text:style-name="T7">Preferensi &amp; kepribadian AI</text:span></text:p>
          </table:table-cell>
        </table:table-row>
      </table:table>
      <text:p text:style-name="P10"><text:soft-page-break/></text:p>
      <text:p text:style-name="P11"><text:span text:style-name="T8">Cara tambah behavioral memory (preferensi AI):</text:span></text:p>
      <text:p text:style-name="P16"><text:span text:style-name="T2">1. </text:span><text:span text:style-name="T8">Buka menu Memory</text:span></text:p>
      <text:p text:style-name="P16"><text:span text:style-name="T2">2. </text:span><text:span text:style-name="T8">Klik tombol preset atau ketik manual di kolom</text:span></text:p>
      <text:p text:style-name="P16"><text:span text:style-name="T2">3. </text:span><text:span text:style-name="T8">Klik Simpan Behavioral Memory</text:span></text:p>
      <text:p text:style-name="P10"/>
      <text:p text:style-name="P2">🔄 Workflow</text:p>
      <text:p text:style-name="P11"><text:span text:style-name="T8">Buat otomasi tugas berurutan.</text:span></text:p>
      <text:p text:style-name="P16"><text:span text:style-name="T2">1. </text:span><text:span text:style-name="T8">Klik + Buat Workflow</text:span></text:p>
      <text:p text:style-name="P16"><text:span text:style-name="T2">2. </text:span><text:span text:style-name="T8">Isi nama dan deskripsi workflow</text:span></text:p>
      <text:p text:style-name="P16"><text:span text:style-name="T2">3. </text:span><text:span text:style-name="T8">Tambah node: Trigger → Proses → Output</text:span></text:p>
      <text:p text:style-name="P16"><text:span text:style-name="T2">4. </text:span><text:span text:style-name="T8">Aktifkan workflow dengan toggle</text:span></text:p>
      <text:p text:style-name="P10"/>
      <text:p text:style-name="P2">🔌 Integrasi</text:p>
      <text:p text:style-name="P3">Telegram Bot</text:p>
      <text:p text:style-name="P16"><text:span text:style-name="T2">1. </text:span><text:span text:style-name="T8">Buka Telegram → cari @BotFather</text:span></text:p>
      <text:p text:style-name="P16"><text:span text:style-name="T2">2. </text:span><text:span text:style-name="T8">Ketik /newbot → ikuti instruksi → dapatkan TOKEN</text:span></text:p>
      <text:p text:style-name="P16"><text:span text:style-name="T2">3. </text:span><text:span text:style-name="T8">Di Pengaturan, masukkan TOKEN ke kolom Telegram Bot Token</text:span></text:p>
      <text:p text:style-name="P16"><text:span text:style-name="T2">4. </text:span><text:span text:style-name="T8">Klik Aktifkan Bot</text:span></text:p>
      <text:p text:style-name="P16"><text:span text:style-name="T2">5. </text:span><text:span text:style-name="T8">Kirim /start ke bot Anda di Telegram</text:span></text:p>
      <text:p text:style-name="P10"/>
      <text:p text:style-name="P3">WhatsApp</text:p>
      <text:p text:style-name="P16"><text:span text:style-name="T2">1. </text:span><text:span text:style-name="T8">Buat Meta App di developers.facebook.com</text:span></text:p>
      <text:p text:style-name="P16"><text:span text:style-name="T2">2. </text:span><text:span text:style-name="T8">Aktifkan WhatsApp Business API</text:span></text:p>
      <text:p text:style-name="P16"><text:span text:style-name="T2">3. </text:span><text:span text:style-name="T8">Isi Access Token, Phone Number ID, dan Verify Token</text:span></text:p>
      <text:p text:style-name="P16"><text:span text:style-name="T2">4. </text:span><text:span text:style-name="T8">Klik Simpan</text:span></text:p>
      <text:p text:style-name="P10"/>
      <text:p text:style-name="P2">📊 Analytics</text:p>
      <text:p text:style-name="P11"><text:span text:style-name="T8">Dashboard statistik penggunaan:</text:span></text:p>
      <text:p text:style-name="P12"><text:span text:style-name="T8">• Grafik chat dan pesan per hari/minggu</text:span></text:p>
      <text:p text:style-name="P12"><text:span text:style-name="T8">• Total token yang dipakai dan estimasi biaya</text:span></text:p>
      <text:p text:style-name="P12"><text:span text:style-name="T8">• Model AI paling sering digunakan</text:span></text:p>
      <text:p text:style-name="P12"><text:span text:style-name="T8">• Panel Storage — lihat penggunaan disk, bersihkan log lama</text:span></text:p>
      <text:p text:style-name="P10"><text:soft-page-break/></text:p>
      <text:p text:style-name="P2">⚙️ Pengaturan</text:p>
      <text:p text:style-name="P11"><text:span text:style-name="T8">Konfigurasi lengkap aplikasi (khusus Admin):</text:span></text:p>
      <text:p text:style-name="P12"><text:span text:style-name="T8">• AI Models — API keys semua provider</text:span></text:p>
      <text:p text:style-name="P12"><text:span text:style-name="T8">• SMTP Email — untuk reset password via email</text:span></text:p>
      <text:p text:style-name="P12"><text:span text:style-name="T8">• Integrasi Telegram, WhatsApp, Webhook</text:span></text:p>
      <text:p text:style-name="P12"><text:span text:style-name="T8">• Cloudflare Tunnel — akses dari internet dengan HTTPS gratis</text:span></text:p>
      <text:p text:style-name="P12"><text:span text:style-name="T8">• App Settings — nama, port, mode debug</text:span></text:p>
      <text:p text:style-name="P10"/>
      <text:p text:style-name="P2">👥 Admin</text:p>
      <text:p text:style-name="P11"><text:span text:style-name="T8">Kelola pengguna (khusus Admin):</text:span></text:p>
      <text:p text:style-name="P12"><text:span text:style-name="T8">• Tambah pengguna baru dengan role Admin atau Sub Admin</text:span></text:p>
      <text:p text:style-name="P12"><text:span text:style-name="T8">• Aktif/nonaktifkan akun pengguna</text:span></text:p>
      <text:p text:style-name="P12"><text:span text:style-name="T8">• Generate Recovery Token untuk reset password</text:span></text:p>
      <text:p text:style-name="P12"><text:span text:style-name="T8">• Hapus akun pengguna</text:span>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7"><text:span text:style-name="T6">Fitur</text:span></text:p>
            </table:table-cell>
            <table:table-cell table:style-name="Table7.A1" office:value-type="string">
              <text:p text:style-name="P7"><text:span text:style-name="T6">Admin</text:span></text:p>
            </table:table-cell>
            <table:table-cell table:style-name="Table7.A1" office:value-type="string">
              <text:p text:style-name="P7"><text:span text:style-name="T6">Sub Admin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9"><text:span text:style-name="T7">Chat</text:span></text:p>
          </table:table-cell>
          <table:table-cell table:style-name="Table7.B2" office:value-type="string">
            <text:p text:style-name="P9"><text:span text:style-name="T7">✅</text:span></text:p>
          </table:table-cell>
          <table:table-cell table:style-name="Table7.C2" office:value-type="string">
            <text:p text:style-name="P9"><text:span text:style-name="T7">✅</text:span></text:p>
          </table:table-cell>
        </table:table-row>
        <table:table-row table:style-name="Table7.1">
          <table:table-cell table:style-name="Table7.A3" office:value-type="string">
            <text:p text:style-name="P9"><text:span text:style-name="T7">Analytics</text:span></text:p>
          </table:table-cell>
          <table:table-cell table:style-name="Table7.B3" office:value-type="string">
            <text:p text:style-name="P9"><text:span text:style-name="T7">✅</text:span></text:p>
          </table:table-cell>
          <table:table-cell table:style-name="Table7.C3" office:value-type="string">
            <text:p text:style-name="P9"><text:span text:style-name="T7">✅</text:span></text:p>
          </table:table-cell>
        </table:table-row>
        <table:table-row table:style-name="Table7.1">
          <table:table-cell table:style-name="Table7.A4" office:value-type="string">
            <text:p text:style-name="P9"><text:span text:style-name="T7">2FA &amp; Login</text:span></text:p>
          </table:table-cell>
          <table:table-cell table:style-name="Table7.B4" office:value-type="string">
            <text:p text:style-name="P9"><text:span text:style-name="T7">✅</text:span></text:p>
          </table:table-cell>
          <table:table-cell table:style-name="Table7.C4" office:value-type="string">
            <text:p text:style-name="P9"><text:span text:style-name="T7">✅</text:span></text:p>
          </table:table-cell>
        </table:table-row>
        <table:table-row table:style-name="Table7.1">
          <table:table-cell table:style-name="Table7.A5" office:value-type="string">
            <text:p text:style-name="P9"><text:span text:style-name="T7">Edit Profil</text:span></text:p>
          </table:table-cell>
          <table:table-cell table:style-name="Table7.B5" office:value-type="string">
            <text:p text:style-name="P9"><text:span text:style-name="T7">✅</text:span></text:p>
          </table:table-cell>
          <table:table-cell table:style-name="Table7.C5" office:value-type="string">
            <text:p text:style-name="P9"><text:span text:style-name="T7">✅</text:span></text:p>
          </table:table-cell>
        </table:table-row>
        <table:table-row table:style-name="Table7.1">
          <table:table-cell table:style-name="Table7.A6" office:value-type="string">
            <text:p text:style-name="P9"><text:span text:style-name="T7">Models, Knowledge, Memory</text:span></text:p>
          </table:table-cell>
          <table:table-cell table:style-name="Table7.B6" office:value-type="string">
            <text:p text:style-name="P9"><text:span text:style-name="T7">✅</text:span></text:p>
          </table:table-cell>
          <table:table-cell table:style-name="Table7.C6" office:value-type="string">
            <text:p text:style-name="P9"><text:span text:style-name="T7">❌</text:span></text:p>
          </table:table-cell>
        </table:table-row>
        <table:table-row table:style-name="Table7.1">
          <table:table-cell table:style-name="Table7.A7" office:value-type="string">
            <text:p text:style-name="P9"><text:span text:style-name="T7">Workflow, Integrasi</text:span></text:p>
          </table:table-cell>
          <table:table-cell table:style-name="Table7.B7" office:value-type="string">
            <text:p text:style-name="P9"><text:span text:style-name="T7">✅</text:span></text:p>
          </table:table-cell>
          <table:table-cell table:style-name="Table7.C7" office:value-type="string">
            <text:p text:style-name="P9"><text:span text:style-name="T7">❌</text:span></text:p>
          </table:table-cell>
        </table:table-row>
        <table:table-row table:style-name="Table7.1">
          <table:table-cell table:style-name="Table7.A8" office:value-type="string">
            <text:p text:style-name="P9"><text:span text:style-name="T7">Pengaturan, Admin</text:span></text:p>
          </table:table-cell>
          <table:table-cell table:style-name="Table7.B8" office:value-type="string">
            <text:p text:style-name="P9"><text:span text:style-name="T7">✅</text:span></text:p>
          </table:table-cell>
          <table:table-cell table:style-name="Table7.C8" office:value-type="string">
            <text:p text:style-name="P9"><text:span text:style-name="T7">❌</text:span></text:p>
          </table:table-cell>
        </table:table-row>
      </table:table>
      <text:p text:style-name="P10"/>
      <text:p text:style-name="P1">6. Pengaturan AI Models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header-rows>
          <table:table-row table:style-name="Table8.1">
            <table:table-cell table:style-name="Table8.A1" office:value-type="string">
              <text:p text:style-name="P7"><text:span text:style-name="T6">Provider</text:span></text:p>
            </table:table-cell>
            <table:table-cell table:style-name="Table8.A1" office:value-type="string">
              <text:p text:style-name="P7"><text:span text:style-name="T6">Gratis?</text:span></text:p>
            </table:table-cell>
            <table:table-cell table:style-name="Table8.A1" office:value-type="string">
              <text:p text:style-name="P7"><text:span text:style-name="T6">Cara Daftar</text:span></text:p>
            </table:table-cell>
            <table:table-cell table:style-name="Table8.A1" office:value-type="string">
              <text:p text:style-name="P7"><text:span text:style-name="T6">Catatan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9"><text:span text:style-name="T7">OpenAI (GPT-4)</text:span></text:p>
          </table:table-cell>
          <table:table-cell table:style-name="Table8.B2" office:value-type="string">
            <text:p text:style-name="P9"><text:span text:style-name="T7">Berbayar</text:span></text:p>
          </table:table-cell>
          <table:table-cell table:style-name="Table8.C2" office:value-type="string">
            <text:p text:style-name="P9"><text:span text:style-name="T7">platform.openai.com</text:span></text:p>
          </table:table-cell>
          <table:table-cell table:style-name="Table8.D2" office:value-type="string">
            <text:p text:style-name="P9"><text:span text:style-name="T7">Model paling populer</text:span></text:p>
          </table:table-cell>
        </table:table-row>
        <table:table-row table:style-name="Table8.1">
          <table:table-cell table:style-name="Table8.A3" office:value-type="string">
            <text:p text:style-name="P9"><text:span text:style-name="T7">Anthropic (Claude)</text:span></text:p>
          </table:table-cell>
          <table:table-cell table:style-name="Table8.B3" office:value-type="string">
            <text:p text:style-name="P9"><text:span text:style-name="T7">Berbayar</text:span></text:p>
          </table:table-cell>
          <table:table-cell table:style-name="Table8.C3" office:value-type="string">
            <text:p text:style-name="P9"><text:span text:style-name="T7">console.anthropic.com</text:span></text:p>
          </table:table-cell>
          <table:table-cell table:style-name="Table8.D3" office:value-type="string">
            <text:p text:style-name="P9"><text:span text:style-name="T7">Unggul untuk analisis</text:span></text:p>
          </table:table-cell>
        </table:table-row>
        <table:table-row table:style-name="Table8.1">
          <table:table-cell table:style-name="Table8.A4" office:value-type="string">
            <text:p text:style-name="P9"><text:span text:style-name="T7">Google (Gemini)</text:span></text:p>
          </table:table-cell>
          <table:table-cell table:style-name="Table8.B4" office:value-type="string">
            <text:p text:style-name="P9"><text:span text:style-name="T7">Ada tier gratis</text:span></text:p>
          </table:table-cell>
          <table:table-cell table:style-name="Table8.C4" office:value-type="string">
            <text:p text:style-name="P9"><text:span text:style-name="T7">aistudio.google.com</text:span></text:p>
          </table:table-cell>
          <table:table-cell table:style-name="Table8.D4" office:value-type="string">
            <text:p text:style-name="P9"><text:span text:style-name="T7">Cepat, multimodal</text:span></text:p>
          </table:table-cell>
        </table:table-row>
        <table:table-row table:style-name="Table8.1">
          <table:table-cell table:style-name="Table8.A5" office:value-type="string">
            <text:p text:style-name="P9"><text:span text:style-name="T7">Ollama (Lokal)</text:span></text:p>
          </table:table-cell>
          <table:table-cell table:style-name="Table8.B5" office:value-type="string">
            <text:p text:style-name="P9"><text:span text:style-name="T7">Gratis selamanya</text:span></text:p>
          </table:table-cell>
          <table:table-cell table:style-name="Table8.C5" office:value-type="string">
            <text:p text:style-name="P9"><text:span text:style-name="T7">ollama.ai</text:span></text:p>
          </table:table-cell>
          <table:table-cell table:style-name="Table8.D5" office:value-type="string">
            <text:p text:style-name="P9"><text:span text:style-name="T7">Privasi penuh, perlu GPU</text:span></text:p>
          </table:table-cell>
        </table:table-row>
      </table:table>
      <text:p text:style-name="P10"/>
      <text:p text:style-name="P3">Cara Pasang Ollama (AI Lokal Gratis)</text:p>
      <text:p text:style-name="P16"><text:span text:style-name="T2">1. </text:span><text:span text:style-name="T8">Install Ollama</text:span></text:p>
      <text:p text:style-name="P14"><text:span text:style-name="T10">curl https://ollama.ai/install.sh | sh</text:span></text:p>
      <text:p text:style-name="P16"><text:soft-page-break/><text:span text:style-name="T2">2. </text:span><text:span text:style-name="T8">Download model pilihan</text:span></text:p>
      <text:p text:style-name="P14"><text:span text:style-name="T10">ollama pull llama3 <text:s text:c="9"/># Model umum, 4GB</text:span></text:p>
      <text:p text:style-name="P14"><text:span text:style-name="T10">ollama pull mistral <text:s text:c="8"/># Model cepat, 4GB</text:span></text:p>
      <text:p text:style-name="P14"><text:span text:style-name="T10">ollama pull codellama <text:s text:c="6"/># Khusus coding, 4GB</text:span></text:p>
      <text:p text:style-name="P16"><text:span text:style-name="T2">3. </text:span><text:span text:style-name="T8">Di file .env, tambahkan</text:span></text:p>
      <text:p text:style-name="P14"><text:span text:style-name="T10">OLLAMA_HOST=http://localhost:11434</text:span></text:p>
      <text:p text:style-name="P14"><text:span text:style-name="T10">OLLAMA_AVAILABLE_MODELS=llama3,mistral</text:span></text:p>
      <text:p text:style-name="P16"><text:span text:style-name="T2">4. </text:span><text:span text:style-name="T8">Restart server dan cek menu Models</text:span></text:p>
      <text:p text:style-name="P10"/>
      <text:p text:style-name="P1">7. Keamanan &amp; 2FA</text:p>
      <text:p text:style-name="P2">7.1 Reset Password — 4 Car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7"><text:span text:style-name="T6">Metode</text:span></text:p>
            </table:table-cell>
            <table:table-cell table:style-name="Table9.A1" office:value-type="string">
              <text:p text:style-name="P7"><text:span text:style-name="T6">Syarat</text:span></text:p>
            </table:table-cell>
            <table:table-cell table:style-name="Table9.A1" office:value-type="string">
              <text:p text:style-name="P7"><text:span text:style-name="T6">Langkah Singkat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9"><text:span text:style-name="T7">Via Email</text:span></text:p>
          </table:table-cell>
          <table:table-cell table:style-name="Table9.B2" office:value-type="string">
            <text:p text:style-name="P9"><text:span text:style-name="T7">SMTP dikonfigurasi</text:span></text:p>
          </table:table-cell>
          <table:table-cell table:style-name="Table9.C2" office:value-type="string">
            <text:p text:style-name="P9"><text:span text:style-name="T7">Login → Lupa Password → Via Email → cek inbox</text:span></text:p>
          </table:table-cell>
        </table:table-row>
        <table:table-row table:style-name="Table9.1">
          <table:table-cell table:style-name="Table9.A3" office:value-type="string">
            <text:p text:style-name="P9"><text:span text:style-name="T7">Telegram OTP</text:span></text:p>
          </table:table-cell>
          <table:table-cell table:style-name="Table9.B3" office:value-type="string">
            <text:p text:style-name="P9"><text:span text:style-name="T7">Sudah setup OTP</text:span></text:p>
          </table:table-cell>
          <table:table-cell table:style-name="Table9.C3" office:value-type="string">
            <text:p text:style-name="P9"><text:span text:style-name="T7">Login → Lupa Password → Via Telegram OTP</text:span></text:p>
          </table:table-cell>
        </table:table-row>
        <table:table-row table:style-name="Table9.1">
          <table:table-cell table:style-name="Table9.A4" office:value-type="string">
            <text:p text:style-name="P9"><text:span text:style-name="T7">Token Recovery</text:span></text:p>
          </table:table-cell>
          <table:table-cell table:style-name="Table9.B4" office:value-type="string">
            <text:p text:style-name="P9"><text:span text:style-name="T7">Ada Admin aktif</text:span></text:p>
          </table:table-cell>
          <table:table-cell table:style-name="Table9.C4" office:value-type="string">
            <text:p text:style-name="P9"><text:span text:style-name="T7">Admin generate token → kirim ke user</text:span></text:p>
          </table:table-cell>
        </table:table-row>
        <table:table-row table:style-name="Table9.1">
          <table:table-cell table:style-name="Table9.A5" office:value-type="string">
            <text:p text:style-name="P9"><text:span text:style-name="T7">Reset Manual</text:span></text:p>
          </table:table-cell>
          <table:table-cell table:style-name="Table9.B5" office:value-type="string">
            <text:p text:style-name="P9"><text:span text:style-name="T7">Akses terminal</text:span></text:p>
          </table:table-cell>
          <table:table-cell table:style-name="Table9.C5" office:value-type="string">
            <text:p text:style-name="P9"><text:span text:style-name="T7">Edit .env → ADMIN_PASSWORD=baru → restart</text:span></text:p>
          </table:table-cell>
        </table:table-row>
      </table:table>
      <text:p text:style-name="P10"/>
      <text:p text:style-name="P2">7.2 Setup Google Authenticator (TOTP 2FA)</text:p>
      <text:p text:style-name="P16"><text:span text:style-name="T2">1. </text:span><text:span text:style-name="T8">Buka menu 2FA &amp; Login → bagian Two-Factor Auth (TOTP)</text:span></text:p>
      <text:p text:style-name="P16"><text:span text:style-name="T2">2. </text:span><text:span text:style-name="T8">Klik Mulai Setup 2FA</text:span></text:p>
      <text:p text:style-name="P16"><text:span text:style-name="T2">3. </text:span><text:span text:style-name="T8">Install Google Authenticator / Authy di HP</text:span></text:p>
      <text:p text:style-name="P16"><text:span text:style-name="T2">4. </text:span><text:span text:style-name="T8">Scan QR code yang muncul</text:span></text:p>
      <text:p text:style-name="P16"><text:span text:style-name="T2">5. </text:span><text:span text:style-name="T8">Masukkan 6 digit kode dari aplikasi untuk konfirmasi</text:span></text:p>
      <text:p text:style-name="P16"><text:span text:style-name="T2">6. </text:span><text:span text:style-name="T8">✅ 2FA aktif — setiap login membutuhkan kode 6 digit</text:span></text:p>
      <text:p text:style-name="P10"/>
      <text:p text:style-name="P2">7.3 Setup SMTP Email (untuk Reset Password via Email)</text:p>
      <text:p text:style-name="P11"><text:span text:style-name="T8">Tambahkan di file .env:</text:span></text:p>
      <text:p text:style-name="P14"><text:span text:style-name="T10">SMTP_HOST=smtp.gmail.com</text:span></text:p>
      <text:p text:style-name="P14"><text:span text:style-name="T10">SMTP_PORT=587</text:span></text:p>
      <text:p text:style-name="P14"><text:span text:style-name="T10">SMTP_USER=emailanda@gmail.com</text:span></text:p>
      <text:p text:style-name="P14"><text:span text:style-name="T10">SMTP_PASS=xxxx-xxxx-xxxx-xxxx <text:s/># App Password Gmail</text:span></text:p>
      <text:p text:style-name="P14"><text:span text:style-name="T10">SMTP_TLS=true</text:span></text:p>
      <text:p text:style-name="P14"><text:soft-page-break/><text:span text:style-name="T10">APP_URL=http://localhost:7860</text:span></text:p>
      <text:p text:style-name="P10"/>
      <text:p text:style-name="P11"><text:span text:style-name="T8">Cara dapat Gmail App Password:</text:span></text:p>
      <text:p text:style-name="P16"><text:span text:style-name="T2">1. </text:span><text:span text:style-name="T8">Buka myaccount.google.com → Security</text:span></text:p>
      <text:p text:style-name="P16"><text:span text:style-name="T2">2. </text:span><text:span text:style-name="T8">Aktifkan 2-Step Verification terlebih dahulu</text:span></text:p>
      <text:p text:style-name="P16"><text:span text:style-name="T2">3. </text:span><text:span text:style-name="T8">Cari App passwords → pilih Mail → Generate</text:span></text:p>
      <text:p text:style-name="P16"><text:span text:style-name="T2">4. </text:span><text:span text:style-name="T8">Copy 16 karakter → paste ke SMTP_PASS</text:span></text:p>
      <text:p text:style-name="P10"/>
      <text:p text:style-name="P2">7.4 Checklist Keamanan</text:p>
      <text:p text:style-name="P12"><text:span text:style-name="T8">• [ ] Ganti SECRET_KEY dari nilai default</text:span></text:p>
      <text:p text:style-name="P12"><text:span text:style-name="T8">• [ ] Ganti password admin dari pitakonku2024</text:span></text:p>
      <text:p text:style-name="P12"><text:span text:style-name="T8">• [ ] Aktifkan 2FA (TOTP atau Telegram OTP)</text:span></text:p>
      <text:p text:style-name="P12"><text:span text:style-name="T8">• [ ] Setup SMTP untuk reset password via email</text:span></text:p>
      <text:p text:style-name="P12"><text:span text:style-name="T8">• [ ] Aktifkan HTTPS via Cloudflare Tunnel</text:span></text:p>
      <text:p text:style-name="P12"><text:span text:style-name="T8">• [ ] Jangan buka port 7860 langsung ke internet</text:span></text:p>
      <text:p text:style-name="P12"><text:span text:style-name="T8">• [ ] Backup folder backend/data/ secara berkala</text:span></text:p>
      <text:p text:style-name="P10"/>
      <text:p text:style-name="P1">8. Troubleshooting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7"><text:span text:style-name="T6">Error</text:span></text:p>
            </table:table-cell>
            <table:table-cell table:style-name="Table10.A1" office:value-type="string">
              <text:p text:style-name="P7"><text:span text:style-name="T6">Penyebab</text:span></text:p>
            </table:table-cell>
            <table:table-cell table:style-name="Table10.A1" office:value-type="string">
              <text:p text:style-name="P7"><text:span text:style-name="T6">Solusi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"><text:span text:style-name="T7">Database not found</text:span></text:p>
          </table:table-cell>
          <table:table-cell table:style-name="Table10.B2" office:value-type="string">
            <text:p text:style-name="P9"><text:span text:style-name="T7">File DB belum ada</text:span></text:p>
          </table:table-cell>
          <table:table-cell table:style-name="Table10.C2" office:value-type="string">
            <text:p text:style-name="P9"><text:span text:style-name="T7">bash scripts/migrate-db.sh</text:span></text:p>
          </table:table-cell>
        </table:table-row>
        <table:table-row table:style-name="Table10.1">
          <table:table-cell table:style-name="Table10.A3" office:value-type="string">
            <text:p text:style-name="P9"><text:span text:style-name="T7">Telegram OTP gagal</text:span></text:p>
          </table:table-cell>
          <table:table-cell table:style-name="Table10.B3" office:value-type="string">
            <text:p text:style-name="P9"><text:span text:style-name="T7">Kolom DB belum ada</text:span></text:p>
          </table:table-cell>
          <table:table-cell table:style-name="Table10.C3" office:value-type="string">
            <text:p text:style-name="P9"><text:span text:style-name="T7">bash scripts/migrate-db.sh lalu restart</text:span></text:p>
          </table:table-cell>
        </table:table-row>
        <table:table-row table:style-name="Table10.1">
          <table:table-cell table:style-name="Table10.A4" office:value-type="string">
            <text:p text:style-name="P9"><text:span text:style-name="T7">Build failed (npm)</text:span></text:p>
          </table:table-cell>
          <table:table-cell table:style-name="Table10.B4" office:value-type="string">
            <text:p text:style-name="P9"><text:span text:style-name="T7">Node.js &lt; 18</text:span></text:p>
          </table:table-cell>
          <table:table-cell table:style-name="Table10.C4" office:value-type="string">
            <text:p text:style-name="P9"><text:span text:style-name="T7">Upgrade ke Node.js 20: nodesource.com</text:span></text:p>
          </table:table-cell>
        </table:table-row>
        <table:table-row table:style-name="Table10.1">
          <table:table-cell table:style-name="Table10.A5" office:value-type="string">
            <text:p text:style-name="P9"><text:span text:style-name="T7">Redis connection failed</text:span></text:p>
          </table:table-cell>
          <table:table-cell table:style-name="Table10.B5" office:value-type="string">
            <text:p text:style-name="P9"><text:span text:style-name="T7">Redis tidak jalan</text:span></text:p>
          </table:table-cell>
          <table:table-cell table:style-name="Table10.C5" office:value-type="string">
            <text:p text:style-name="P9"><text:span text:style-name="T7">sudo systemctl start redis-server</text:span></text:p>
          </table:table-cell>
        </table:table-row>
        <table:table-row table:style-name="Table10.1">
          <table:table-cell table:style-name="Table10.A6" office:value-type="string">
            <text:p text:style-name="P9"><text:span text:style-name="T7">Logo tidak muncul</text:span></text:p>
          </table:table-cell>
          <table:table-cell table:style-name="Table10.B6" office:value-type="string">
            <text:p text:style-name="P9"><text:span text:style-name="T7">Cache browser</text:span></text:p>
          </table:table-cell>
          <table:table-cell table:style-name="Table10.C6" office:value-type="string">
            <text:p text:style-name="P9"><text:span text:style-name="T7">Tekan F5 atau Ctrl+Shift+R</text:span></text:p>
          </table:table-cell>
        </table:table-row>
        <table:table-row table:style-name="Table10.1">
          <table:table-cell table:style-name="Table10.A7" office:value-type="string">
            <text:p text:style-name="P9"><text:span text:style-name="T7">Nama tampil "PITAKONKU"</text:span></text:p>
          </table:table-cell>
          <table:table-cell table:style-name="Table10.B7" office:value-type="string">
            <text:p text:style-name="P9"><text:span text:style-name="T7">Tanda kutip di .env</text:span></text:p>
          </table:table-cell>
          <table:table-cell table:style-name="Table10.C7" office:value-type="string">
            <text:p text:style-name="P9"><text:span text:style-name="T7">migrate-db.sh lalu restart</text:span></text:p>
          </table:table-cell>
        </table:table-row>
        <table:table-row table:style-name="Table10.1">
          <table:table-cell table:style-name="Table10.A8" office:value-type="string">
            <text:p text:style-name="P9"><text:span text:style-name="T7">Port 7860 sudah dipakai</text:span></text:p>
          </table:table-cell>
          <table:table-cell table:style-name="Table10.B8" office:value-type="string">
            <text:p text:style-name="P9"><text:span text:style-name="T7">Port konflik</text:span></text:p>
          </table:table-cell>
          <table:table-cell table:style-name="Table10.C8" office:value-type="string">
            <text:p text:style-name="P9"><text:span text:style-name="T7">Ubah PORT= di .env lalu restart</text:span></text:p>
          </table:table-cell>
        </table:table-row>
        <table:table-row table:style-name="Table10.1">
          <table:table-cell table:style-name="Table10.A9" office:value-type="string">
            <text:p text:style-name="P9"><text:span text:style-name="T7">Sesi login hilang</text:span></text:p>
          </table:table-cell>
          <table:table-cell table:style-name="Table10.B9" office:value-type="string">
            <text:p text:style-name="P9"><text:span text:style-name="T7">Token expired</text:span></text:p>
          </table:table-cell>
          <table:table-cell table:style-name="Table10.C9" office:value-type="string">
            <text:p text:style-name="P9"><text:span text:style-name="T7">Login ulang — normal setelah 7 hari</text:span></text:p>
          </table:table-cell>
        </table:table-row>
      </table:table>
      <text:p text:style-name="P10"/>
      <text:p text:style-name="P1"><text:soft-page-break/>9. FAQ</text:p>
      <text:p text:style-name="P3">Q: Apakah bisa diakses dari internet?</text:p>
      <text:p text:style-name="P11"><text:span text:style-name="T8">Ya! Gunakan Cloudflare Tunnel gratis. Buka Pengaturan → Cloudflare Tunnel → ikuti wizard. Tidak perlu membeli domain atau konfigurasi router.</text:span></text:p>
      <text:p text:style-name="P10"/>
      <text:p text:style-name="P3">Q: Apakah data percakapan aman?</text:p>
      <text:p text:style-name="P11"><text:span text:style-name="T8">Semua data tersimpan di server Anda sendiri (SQLite lokal). Tidak ada data yang dikirim ke pihak ketiga, kecuali ke provider AI yang Anda pilih saat chat.</text:span></text:p>
      <text:p text:style-name="P10"/>
      <text:p text:style-name="P3">Q: Bisakah ganti nama dari PITAKONKU ke nama lain?</text:p>
      <text:p text:style-name="P11"><text:span text:style-name="T8">Ya! Buka Edit Profil → Logo &amp; Nama Aplikasi → isi nama baru → Simpan. Nama dan logo berubah di seluruh tampilan aplikasi.</text:span></text:p>
      <text:p text:style-name="P10"/>
      <text:p text:style-name="P3">Q: Bisakah dijalankan tanpa koneksi internet?</text:p>
      <text:p text:style-name="P11"><text:span text:style-name="T8">Ya, dengan menggunakan Ollama untuk AI lokal. Semua fitur lain (chat, memory, knowledge) berjalan 100% offline.</text:span></text:p>
      <text:p text:style-name="P10"/>
      <text:p text:style-name="P3">Q: Berapa banyak pengguna yang bisa ditambahkan?</text:p>
      <text:p text:style-name="P11"><text:span text:style-name="T8">Tidak ada batas. Tambah pengguna di menu Admin → tombol + Tambah Pengguna.</text:span></text:p>
      <text:p text:style-name="P10"/>
      <text:p text:style-name="P3">Q: Bagaimana cara backup data?</text:p>
      <text:p text:style-name="P11"><text:span text:style-name="T8">Copy seluruh folder backend/data/ ke lokasi aman. Folder ini berisi database SQLite dan semua file yang diupload.</text:span></text:p>
      <text:p text:style-name="P10"/>
      <text:p text:style-name="P3">Q: Apakah bisa diinstall di Windows?</text:p>
      <text:p text:style-name="P11"><text:span text:style-name="T8">PITAKONKU dirancang untuk Linux (Ubuntu/Debian). Di Windows, gunakan WSL2 (Windows Subsystem for Linux) atau Docker.</text:span></text:p>
      <text:p text:style-name="P10"/>
      <text:p text:style-name="P3">Q: Bagaimana cara update ke versi baru?</text:p>
      <text:p text:style-name="P16"><text:span text:style-name="T2">1. </text:span><text:span text:style-name="T8">Backup folder backend/data/ dan file .env</text:span></text:p>
      <text:p text:style-name="P16"><text:span text:style-name="T2">2. </text:span><text:span text:style-name="T8">Extract file versi baru ke folder yang sama</text:span></text:p>
      <text:p text:style-name="P16"><text:span text:style-name="T2">3. </text:span><text:span text:style-name="T8">Jalankan bash scripts/migrate-db.sh</text:span></text:p>
      <text:p text:style-name="P16"><text:span text:style-name="T2">4. </text:span><text:span text:style-name="T8">Jalankan bash scripts/start.sh</text:span></text:p>
      <text:p text:style-name="P10"><text:soft-page-break/></text:p>
      <text:p text:style-name="P10"/>
      <text:p text:style-name="P8"><text:span text:style-name="T5">─── PITAKONKU v1.0 · Dokumentasi ini dibuat otomatis · 2025 ───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paragraph-properties fo:margin-top="0.3335in" fo:margin-bottom="0.1665in" style:contextual-spacing="false"/>
      <style:text-properties fo:color="#1a1d2e" loext:opacity="100%" style:font-name="Calibri1" fo:font-family="Calibri" style:font-family-generic="swiss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class="text">
      <style:paragraph-properties fo:margin-top="0.25in" fo:margin-bottom="0.1252in" style:contextual-spacing="false"/>
      <style:text-properties fo:color="#4f6ef7" loext:opacity="100%" style:font-name="Calibri1" fo:font-family="Calibri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Calibri2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paragraph-properties fo:margin-top="0.1665in" fo:margin-bottom="0.0835in" style:contextual-spacing="false"/>
      <style:text-properties fo:color="#1a1d2e" loext:opacity="100%" style:font-name="Calibri1" fo:font-family="Calibri" style:font-family-generic="swiss" style:font-pitch="variable" fo:font-size="11.5pt" fo:font-weight="bold" style:font-name-asian="Calibri2" style:font-family-asian="Calibri" style:font-family-generic-asian="system" style:font-pitch-asian="variable" style:font-size-asian="11.5pt" style:font-weight-asian="bold" style:font-name-complex="Calibri2" style:font-family-complex="Calibri" style:font-family-generic-complex="system" style:font-pitch-complex="variable" style:font-size-complex="11.5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 fo:padding="0in" fo:border-left="none" fo:border-right="none" fo:border-top="none" fo:border-bottom="0.51pt solid #4f6ef7"/>
    </style:style>
    <style:style style:name="MT1" style:family="text">
      <style:text-properties fo:color="#565a70" loext:opacity="100%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4917in" fo:margin-bottom="0.75in" fo:margin-left="0.8752in" fo:margin-right="0.875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83in" fo:margin-left="0in" fo:margin-right="0in" fo:margin-bottom="0.21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ITAKONKU — AI Super Assista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ITAKONKU — Dokumentasi Lengkap</dc:title>
    <meta:initial-creator>PITAKONKU</meta:initial-creator>
    <dc:description>Panduan instalasi, konfigurasi, dan penggunaan PITAKONKU AI Super Assistant</dc:description>
    <dc:creator>Un-named</dc:creator>
    <meta:editing-cycles>1</meta:editing-cycles>
    <meta:creation-date>2026-03-22T07:36:17.492000000</meta:creation-date>
    <dc:date>2026-03-22T07:36:17.492000000</dc:date>
    <meta:document-statistic meta:table-count="10" meta:image-count="0" meta:object-count="0" meta:page-count="11" meta:paragraph-count="389" meta:word-count="1679" meta:character-count="10572" meta:non-whitespace-character-count="9219"/>
    <meta:generator>LibreOffice/24.2.7.2$Linux_X86_64 LibreOffice_project/420$Build-2</meta:generator>
  </office:meta>
</office:document-meta>
</file>